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6C00000049F95B5A6A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ffffff" draw:fill-gradient-name="Gradient_20_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33cccc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draw:shadow-color="#5f5f5f"/>
    </style:style>
    <style:style style:name="gr2" style:family="graphic" style:parent-style-name="standard" style:list-style-name="L24">
      <style:graphic-properties draw:stroke="none" draw:fill="none" draw:fill-color="#33cccc" draw:textarea-horizontal-align="left" draw:textarea-vertical-align="top" draw:auto-grow-height="true" draw:auto-grow-width="false" fo:min-height="1.989cm" fo:min-width="0cm" fo:padding-top="0.13cm" fo:padding-bottom="0.13cm" fo:padding-left="0.25cm" fo:padding-right="0.25cm" draw:shadow-color="#5f5f5f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4" style:family="graphic" style:parent-style-name="standard">
      <style:graphic-properties draw:stroke="solid" svg:stroke-width="0.079cm" svg:stroke-color="#ffffff" draw:fill="none" draw:fill-color="#ffffff" draw:textarea-horizontal-align="center" draw:textarea-vertical-align="middle" fo:padding-top="0.039cm" fo:padding-bottom="0.039cm" fo:padding-left="0.039cm" fo:padding-right="0.039cm"/>
    </style:style>
    <style:style style:name="gr5" style:family="graphic" style:parent-style-name="standard">
      <style:graphic-properties draw:stroke="solid" svg:stroke-width="0.026cm" svg:stroke-color="#ffffff" draw:fill="solid" draw:fill-color="#009999" draw:textarea-horizontal-align="center" draw:textarea-vertical-align="middle" fo:padding-top="0.013cm" fo:padding-bottom="0.013cm" fo:padding-left="0.013cm" fo:padding-right="0.013cm"/>
    </style:style>
    <style:style style:name="gr6" style:family="graphic" style:parent-style-name="standard" style:list-style-name="L25">
      <style:graphic-properties draw:stroke="none" draw:fill="none" draw:fill-color="#ffffff" draw:textarea-horizontal-align="justify" draw:textarea-vertical-align="middle" draw:auto-grow-height="true" draw:auto-grow-width="true" fo:min-height="0.841cm" fo:min-width="1.205cm" fo:padding-top="0.13cm" fo:padding-bottom="0.13cm" fo:padding-left="0.25cm" fo:padding-right="0.25cm"/>
    </style:style>
    <style:style style:name="gr7" style:family="graphic" style:parent-style-name="standard" style:list-style-name="L25">
      <style:graphic-properties draw:stroke="none" draw:fill="none" draw:fill-color="#ffffff" draw:textarea-horizontal-align="justify" draw:textarea-vertical-align="middle" draw:auto-grow-height="true" draw:auto-grow-width="true" fo:min-height="0.841cm" fo:min-width="1.958cm" fo:padding-top="0.13cm" fo:padding-bottom="0.13cm" fo:padding-left="0.25cm" fo:padding-right="0.25cm"/>
    </style:style>
    <style:style style:name="gr8" style:family="graphic" style:parent-style-name="standard" style:list-style-name="L25">
      <style:graphic-properties draw:stroke="none" draw:fill="none" draw:fill-color="#ffffff" draw:textarea-horizontal-align="justify" draw:textarea-vertical-align="middle" draw:auto-grow-height="true" draw:auto-grow-width="true" fo:min-height="0.841cm" fo:min-width="1.958cm" fo:padding-top="0.13cm" fo:padding-bottom="0.13cm" fo:padding-left="0.25cm" fo:padding-right="0.25cm"/>
    </style:style>
    <style:style style:name="gr9" style:family="graphic" style:parent-style-name="standard" style:list-style-name="L25">
      <style:graphic-properties draw:stroke="none" draw:fill="none" draw:fill-color="#ffffff" draw:textarea-horizontal-align="justify" draw:textarea-vertical-align="middle" draw:auto-grow-height="true" draw:auto-grow-width="true" fo:min-height="0.841cm" fo:min-width="0.954cm" fo:padding-top="0.13cm" fo:padding-bottom="0.13cm" fo:padding-left="0.25cm" fo:padding-right="0.25cm"/>
    </style:style>
    <style:style style:name="gr10" style:family="graphic" style:parent-style-name="standard" style:list-style-name="L25">
      <style:graphic-properties draw:stroke="none" draw:fill="none" draw:fill-color="#ffffff" draw:textarea-horizontal-align="justify" draw:textarea-vertical-align="middle" draw:auto-grow-height="true" draw:auto-grow-width="true" fo:min-height="0.841cm" fo:min-width="1.766cm" fo:padding-top="0.13cm" fo:padding-bottom="0.13cm" fo:padding-left="0.25cm" fo:padding-right="0.25cm"/>
    </style:style>
    <style:style style:name="gr11" style:family="graphic" style:parent-style-name="standard" style:list-style-name="L25">
      <style:graphic-properties draw:stroke="none" draw:fill="none" draw:fill-color="#ffffff" draw:textarea-horizontal-align="justify" draw:textarea-vertical-align="middle" draw:auto-grow-height="true" draw:auto-grow-width="true" fo:min-height="0.841cm" fo:min-width="0.954cm" fo:padding-top="0.13cm" fo:padding-bottom="0.13cm" fo:padding-left="0.25cm" fo:padding-right="0.25cm"/>
    </style:style>
    <style:style style:name="gr12" style:family="graphic" style:parent-style-name="standard" style:list-style-name="L25">
      <style:graphic-properties draw:stroke="none" draw:fill="none" draw:fill-color="#ffffff" draw:textarea-horizontal-align="justify" draw:textarea-vertical-align="middle" draw:auto-grow-height="true" draw:auto-grow-width="true" fo:min-height="0.841cm" fo:min-width="2.366cm" fo:padding-top="0.13cm" fo:padding-bottom="0.13cm" fo:padding-left="0.25cm" fo:padding-right="0.25cm"/>
    </style:style>
    <style:style style:name="gr13" style:family="graphic" style:parent-style-name="standard" style:list-style-name="L25">
      <style:graphic-properties draw:stroke="none" draw:fill="none" draw:fill-color="#ffffff" draw:textarea-horizontal-align="justify" draw:textarea-vertical-align="middle" draw:auto-grow-height="true" draw:auto-grow-width="true" fo:min-height="0.84cm" fo:min-width="1.378cm" fo:padding-top="0.13cm" fo:padding-bottom="0.13cm" fo:padding-left="0.25cm" fo:padding-right="0.25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ole-draw-aspect="1"/>
    </style:style>
    <style:style style:name="gr16" style:family="graphic" style:parent-style-name="standard">
      <style:graphic-properties draw:stroke="none" draw:fill="none" draw:fill-color="#33cccc" draw:textarea-horizontal-align="center" draw:textarea-vertical-align="middle" draw:shadow-color="#5f5f5f"/>
    </style:style>
    <style:style style:name="gr17" style:family="graphic" style:parent-style-name="standard" style:list-style-name="L21">
      <style:graphic-properties draw:stroke="none" draw:fill="none" draw:fill-color="#ffffff" draw:textarea-horizontal-align="left" draw:textarea-vertical-align="top" draw:auto-grow-height="true" draw:auto-grow-width="false" fo:min-height="11.17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fill-color="#33cccc" draw:textarea-horizontal-align="left" draw:textarea-vertical-align="top" draw:auto-grow-height="true" draw:auto-grow-width="false" fo:min-height="1.967cm" fo:min-width="0cm" fo:padding-top="0.13cm" fo:padding-bottom="0.13cm" fo:padding-left="0.25cm" fo:padding-right="0.25cm" draw:shadow-color="#5f5f5f"/>
    </style:style>
    <style:style style:name="pr1" style:family="presentation" style:parent-style-name="Title1-title">
      <style:graphic-properties draw:stroke="none" draw:fill="none" draw:fill-color="#33cccc" draw:textarea-horizontal-align="left" draw:textarea-vertical-align="bottom" draw:auto-grow-height="true" draw:auto-grow-width="false" fo:min-height="2.05cm" fo:min-width="0cm" fo:padding-top="0.13cm" fo:padding-bottom="0.13cm" fo:padding-left="0.25cm" fo:padding-right="0.25cm" draw:shadow-color="#5f5f5f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-color="#808080"/>
    </style:style>
    <style:style style:name="pr3" style:family="presentation" style:parent-style-name="Default-title">
      <style:graphic-properties draw:stroke="none" draw:fill="none" draw:fill-color="#33cccc" draw:textarea-horizontal-align="left" draw:textarea-vertical-align="bottom" draw:auto-grow-height="true" draw:auto-grow-width="false" fo:min-height="2.915cm" fo:min-width="0cm" fo:padding-top="0.13cm" fo:padding-bottom="0.13cm" fo:padding-left="0.25cm" fo:padding-right="0.25cm" draw:shadow-color="#5f5f5f"/>
    </style:style>
    <style:style style:name="pr4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-color="#5f5f5f"/>
    </style:style>
    <style:style style:name="pr5" style:family="presentation" style:parent-style-name="Default-notes">
      <style:graphic-properties draw:stroke="none" draw:fill="none" draw:fill-color="#bbe0e3" draw:auto-grow-height="true" fo:min-height="11.431cm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draw:stroke="none" draw:fill="none" draw:fill-color="#33cccc" draw:textarea-horizontal-align="left" draw:textarea-vertical-align="bottom" draw:auto-grow-height="true" draw:auto-grow-width="false" fo:min-height="3.176cm" fo:min-width="0cm" fo:padding-top="0.13cm" fo:padding-bottom="0.13cm" fo:padding-left="0.25cm" fo:padding-right="0.25cm" draw:shadow-color="#5f5f5f"/>
    </style:style>
    <style:style style:name="pr8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1.431cm" fo:min-width="0cm" fo:padding-top="0.13cm" fo:padding-bottom="0.13cm" fo:padding-left="0.25cm" fo:padding-right="0.25cm" draw:shadow-color="#5f5f5f"/>
    </style:style>
    <style:style style:name="pr9" style:family="presentation" style:parent-style-name="Default-title">
      <style:graphic-properties draw:fill-color="#ffffff" draw:auto-grow-height="true" fo:min-height="3.176cm"/>
    </style:style>
    <style:style style:name="pr10" style:family="presentation" style:parent-style-name="Default-outline1" style:list-style-name="L8">
      <style:graphic-properties draw:fill-color="#ffffff" draw:auto-grow-height="true" fo:min-height="11.431cm"/>
    </style:style>
    <style:style style:name="pr11" style:family="presentation" style:parent-style-name="Default-outline1" style:list-style-name="L9">
      <style:graphic-properties draw:fill-color="#ffffff" draw:auto-grow-height="true" fo:min-height="11.431cm"/>
    </style:style>
    <style:style style:name="pr12" style:family="presentation" style:parent-style-name="Default-outline1" style:list-style-name="L9">
      <style:graphic-properties draw:fill-color="#ffffff" draw:auto-grow-height="true" fo:min-height="11.431cm"/>
    </style:style>
    <style:style style:name="pr13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1.17cm" fo:min-width="0cm" fo:padding-top="0.13cm" fo:padding-bottom="0.13cm" fo:padding-left="0.25cm" fo:padding-right="0.25cm" draw:shadow-color="#5f5f5f"/>
    </style:style>
    <style:style style:name="pr14" style:family="presentation" style:parent-style-name="Default-outline1">
      <style:graphic-properties draw:fill-color="#ffffff" draw:auto-grow-height="true" fo:min-height="11.431cm"/>
    </style:style>
    <style:style style:name="pr15" style:family="presentation" style:parent-style-name="Default-outline1">
      <style:graphic-properties draw:fill-color="#ffffff" draw:auto-grow-height="true" fo:min-height="12.006cm"/>
    </style:style>
    <style:style style:name="pr16" style:family="presentation" style:parent-style-name="Default-outline1" style:list-style-name="L18">
      <style:graphic-properties draw:fill-color="#ffffff" draw:auto-grow-height="true" fo:min-height="11.431cm"/>
    </style:style>
    <style:style style:name="pr17" style:family="presentation" style:parent-style-name="Default-outline1" style:list-style-name="L17">
      <style:graphic-properties draw:fill-color="#ffffff" draw:auto-grow-height="true" fo:min-height="11.431cm"/>
    </style:style>
    <style:style style:name="pr18" style:family="presentation" style:parent-style-name="Default-outline1">
      <style:graphic-properties draw:fill-color="#ffffff" draw:auto-grow-height="true" fo:min-height="11.524cm"/>
    </style:style>
    <style:style style:name="pr19" style:family="presentation" style:parent-style-name="Default-outline1" style:list-style-name="L17">
      <style:graphic-properties draw:fill-color="#ffffff" draw:auto-grow-height="true" fo:min-height="11.431cm"/>
    </style:style>
    <style:style style:name="pr20" style:family="presentation" style:parent-style-name="Default-outline1" style:list-style-name="L17">
      <style:graphic-properties draw:fill-color="#ffffff" draw:auto-grow-height="true" fo:min-height="11.488cm"/>
    </style:style>
    <style:style style:name="pr21" style:family="presentation" style:parent-style-name="Default-outline1" style:list-style-name="L8">
      <style:graphic-properties draw:fill-color="#ffffff" draw:auto-grow-height="true" fo:min-height="11.431cm"/>
    </style:style>
    <style:style style:name="pr22" style:family="presentation" style:parent-style-name="Default-outline1" style:list-style-name="L17">
      <style:graphic-properties draw:fill-color="#ffffff" draw:auto-grow-height="true" fo:min-height="11.431cm"/>
    </style:style>
    <style:style style:name="pr23" style:family="presentation" style:parent-style-name="Default-outline1" style:list-style-name="L17">
      <style:graphic-properties draw:fill-color="#ffffff" draw:auto-grow-height="true" fo:min-height="11.431cm"/>
    </style:style>
    <style:style style:name="pr24" style:family="presentation" style:parent-style-name="Title1-notes">
      <style:graphic-properties draw:stroke="solid" svg:stroke-width="0.026cm" svg:stroke-color="#000000" draw:fill="solid" draw:fill-color="#ffffff" draw:auto-grow-height="true" fo:min-height="11.431cm" fo:padding-top="0.013cm" fo:padding-bottom="0.013cm" fo:padding-left="0.013cm" fo:padding-right="0.0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881cm" fo:margin-bottom="0cm" fo:text-align="center" fo:text-indent="0cm"/>
    </style:style>
    <style:style style:name="P3" style:family="paragraph">
      <style:paragraph-properties fo:margin-left="0cm" fo:margin-right="0cm" fo:margin-top="0.308cm" fo:margin-bottom="0cm" fo:text-align="center" fo:text-indent="0cm"/>
    </style:style>
    <style:style style:name="P4" style:family="paragraph">
      <style:paragraph-properties fo:margin-left="0cm" fo:margin-right="0cm" fo:margin-top="0.705cm" fo:margin-bottom="0cm" fo:text-align="center" fo:text-indent="0cm"/>
    </style:style>
    <style:style style:name="P5" style:family="paragraph">
      <style:paragraph-properties fo:margin-left="0cm" fo:margin-right="0cm" fo:margin-top="0.396cm" fo:margin-bottom="0cm" fo:line-height="104%" fo:text-indent="0cm"/>
    </style:style>
    <style:style style:name="P6" style:family="paragraph">
      <style:paragraph-properties text:enable-numbering="false" fo:margin-left="0cm" fo:margin-right="0cm" fo:margin-top="0.396cm" fo:margin-bottom="0cm" fo:line-height="104%" fo:text-indent="0cm"/>
    </style:style>
    <style:style style:name="P7" style:family="paragraph">
      <style:paragraph-properties fo:margin-left="0cm" fo:margin-right="0cm" fo:margin-top="0.185cm" fo:margin-bottom="0cm" fo:text-indent="0cm"/>
    </style:style>
    <style:style style:name="P8" style:family="paragraph">
      <style:paragraph-properties fo:margin-left="2.063cm" fo:margin-right="0cm" fo:margin-top="0.238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5pt" style:language-asian="en" style:country-asian="US" style:font-style-asian="normal" style:font-weight-asian="normal" style:font-family-complex="'Arial Unicode MS'" style:font-pitch-complex="variable" style:font-size-complex="25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.238cm" fo:margin-bottom="0cm" fo:line-height="80%" fo:text-indent="0cm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0.952cm" fo:margin-right="0cm" fo:margin-top="0.255cm" fo:margin-bottom="0cm" fo:line-height="95%" fo:text-indent="-0.952cm"/>
    </style:style>
    <style:style style:name="P12" style:family="paragraph">
      <style:paragraph-properties fo:margin-left="0.952cm" fo:margin-right="0cm" fo:margin-top="0.255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margin-top="0.238cm" fo:margin-bottom="0cm" fo:line-height="95%" fo:text-indent="0cm"/>
    </style:style>
    <style:style style:name="P14" style:family="paragraph">
      <style:paragraph-properties fo:margin-left="0.952cm" fo:margin-right="0cm" fo:margin-top="0.238cm" fo:margin-bottom="0cm" fo:text-indent="-0.952cm"/>
    </style:style>
    <style:style style:name="P15" style:family="paragraph">
      <style:paragraph-properties fo:margin-left="0cm" fo:margin-right="0cm" fo:margin-top="0.238cm" fo:margin-bottom="0cm" fo:text-indent="0cm"/>
    </style:style>
    <style:style style:name="P16" style:family="paragraph">
      <style:paragraph-properties fo:margin-left="0cm" fo:margin-right="0cm" fo:margin-top="0.22cm" fo:margin-bottom="0cm" fo:line-height="95%" fo:text-indent="0cm"/>
    </style:style>
    <style:style style:name="P17" style:family="paragraph">
      <style:paragraph-properties fo:margin-left="0cm" fo:margin-right="0cm" fo:margin-top="0.22cm" fo:margin-bottom="0cm" fo:text-indent="0cm"/>
    </style:style>
    <style:style style:name="P18" style:family="paragraph">
      <style:paragraph-properties fo:margin-left="0cm" fo:margin-right="0cm" fo:margin-top="0.255cm" fo:margin-bottom="0cm" fo:text-indent="0cm"/>
    </style:style>
    <style:style style:name="P19" style:family="paragraph">
      <style:paragraph-properties fo:margin-left="0.952cm" fo:margin-right="0cm" fo:margin-top="0.255cm" fo:margin-bottom="0cm" fo:text-indent="-0.952cm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24pt"/>
    </style:style>
    <style:style style:name="P22" style:family="paragraph">
      <style:paragraph-properties fo:margin-left="0cm" fo:margin-right="0cm" fo:line-height="95%" fo:text-align="center" fo:text-indent="0cm"/>
    </style:style>
    <style:style style:name="P23" style:family="paragraph">
      <style:paragraph-properties text:enable-numbering="false" fo:margin-left="0cm" fo:margin-right="0cm" fo:line-height="95%" fo:text-align="center" fo:text-indent="0cm"/>
    </style:style>
    <style:style style:name="P24" style:family="paragraph">
      <style:paragraph-properties text:enable-numbering="false" fo:margin-left="0cm" fo:margin-right="0cm" fo:text-indent="0cm"/>
    </style:style>
    <style:style style:name="P25" style:family="paragraph">
      <style:paragraph-properties text:enable-numbering="true" fo:margin-left="0.952cm" fo:margin-right="0cm" fo:margin-top="0.238cm" fo:margin-bottom="0cm" fo:line-height="95%" fo:text-indent="-0.952cm"/>
    </style:style>
    <style:style style:name="P26" style:family="paragraph">
      <style:paragraph-properties fo:margin-left="0cm" fo:margin-right="0cm" fo:margin-top="0.255cm" fo:margin-bottom="0cm" fo:line-height="95%" fo:text-indent="0cm"/>
    </style:style>
    <style:style style:name="P27" style:family="paragraph">
      <style:paragraph-properties text:enable-numbering="true" fo:margin-left="0.952cm" fo:margin-right="0cm" fo:margin-top="0.255cm" fo:margin-bottom="0cm" fo:line-height="95%" fo:text-indent="-0.952cm"/>
    </style:style>
    <style:style style:name="P28" style:family="paragraph">
      <style:paragraph-properties fo:margin-left="0cm" fo:margin-right="0cm" fo:margin-top="0.238cm" fo:margin-bottom="0cm" fo:line-height="90%" fo:text-align="justify" fo:text-indent="0cm"/>
    </style:style>
    <style:style style:name="P29" style:family="paragraph">
      <style:paragraph-properties fo:margin-left="0cm" fo:margin-right="0cm" fo:margin-top="0.238cm" fo:margin-bottom="0cm" fo:line-height="95%" fo:text-align="justify" fo:text-indent="0cm"/>
    </style:style>
    <style:style style:name="P30" style:family="paragraph">
      <style:paragraph-properties fo:margin-left="0.952cm" fo:margin-right="0cm" fo:margin-top="0.238cm" fo:margin-bottom="0cm" fo:line-height="95%" fo:text-align="justify" fo:text-indent="-0.952cm"/>
    </style:style>
    <style:style style:name="P31" style:family="paragraph">
      <style:paragraph-properties fo:margin-left="0cm" fo:margin-right="0cm" fo:margin-top="0.22cm" fo:margin-bottom="0cm" fo:line-height="95%" fo:text-align="justify" fo:text-indent="0cm"/>
    </style:style>
    <style:style style:name="P32" style:family="paragraph">
      <style:paragraph-properties fo:margin-left="0cm" fo:margin-right="0cm" fo:margin-top="0.185cm" fo:margin-bottom="0cm" fo:line-height="95%" fo:text-align="justify" fo:text-indent="0cm"/>
    </style:style>
    <style:style style:name="P33" style:family="paragraph">
      <style:paragraph-properties fo:margin-left="0.952cm" fo:margin-right="0cm" fo:margin-top="0.22cm" fo:margin-bottom="0cm" fo:text-align="justify" fo:text-indent="-0.952cm"/>
    </style:style>
    <style:style style:name="P34" style:family="paragraph">
      <style:paragraph-properties fo:margin-left="0cm" fo:margin-right="0cm" fo:margin-top="0.22cm" fo:margin-bottom="0cm" fo:text-align="justify" fo:text-indent="0cm"/>
    </style:style>
    <style:style style:name="P35" style:family="paragraph">
      <style:paragraph-properties fo:margin-left="0cm" fo:margin-right="0cm" fo:margin-top="0.185cm" fo:margin-bottom="0cm" fo:text-align="justify" fo:text-indent="0cm"/>
    </style:style>
    <style:style style:name="P36" style:family="paragraph">
      <style:paragraph-properties fo:margin-left="0.952cm" fo:margin-right="0cm" fo:margin-top="0.238cm" fo:margin-bottom="0cm" fo:line-height="80%" fo:text-indent="-0.952cm"/>
    </style:style>
    <style:style style:name="P37" style:family="paragraph">
      <style:paragraph-properties fo:margin-left="0.952cm" fo:margin-right="0cm" fo:margin-top="0.22cm" fo:margin-bottom="0cm" fo:line-height="95%" fo:text-indent="-0.952cm"/>
    </style:style>
    <style:style style:name="P38" style:family="paragraph">
      <style:paragraph-properties fo:margin-left="0.952cm" fo:margin-right="0cm" fo:margin-top="0.22cm" fo:margin-bottom="0cm" fo:text-indent="-0.952cm"/>
    </style:style>
    <style:style style:name="P39" style:family="paragraph">
      <style:paragraph-properties fo:margin-left="0.952cm" fo:margin-right="0cm" fo:margin-top="0.238cm" fo:margin-bottom="0cm" fo:line-height="90%" fo:text-indent="-0.952cm"/>
    </style:style>
    <style:style style:name="P40" style:family="paragraph">
      <style:paragraph-properties fo:margin-left="0cm" fo:margin-right="0cm" fo:margin-top="0.238cm" fo:margin-bottom="0cm" fo:line-height="90%" fo:text-indent="0cm"/>
    </style:style>
    <style:style style:name="P41" style:family="paragraph">
      <style:paragraph-properties fo:margin-left="1.534cm" fo:margin-right="0cm" fo:margin-top="0.22cm" fo:margin-bottom="0cm" fo:text-indent="-1.534cm"/>
    </style:style>
    <style:style style:name="P42" style:family="paragraph">
      <style:paragraph-properties fo:margin-left="1.534cm" fo:margin-right="0cm" fo:margin-top="0.255cm" fo:margin-bottom="0cm" fo:text-indent="-1.534cm"/>
    </style:style>
    <style:style style:name="P43" style:family="paragraph">
      <style:paragraph-properties fo:margin-left="0.952cm" fo:margin-right="0cm" fo:text-indent="-0.952cm"/>
      <style:text-properties fo:font-size="24pt"/>
    </style:style>
    <style:style style:name="P44" style:family="paragraph">
      <style:paragraph-properties fo:margin-left="0.952cm" fo:margin-right="0cm" fo:text-indent="-0.952cm"/>
      <style:text-properties fo:font-size="20pt"/>
    </style:style>
    <style:style style:name="P45" style:family="paragraph">
      <style:paragraph-properties fo:margin-left="0.952cm" fo:margin-right="0cm" fo:text-indent="-0.952cm"/>
      <style:text-properties fo:font-size="22pt"/>
    </style:style>
    <style:style style:name="P46" style:family="paragraph">
      <style:paragraph-properties fo:margin-left="1.2cm" fo:margin-right="0cm" fo:margin-top="0.282cm" fo:margin-bottom="0cm" fo:text-indent="-0.6cm"/>
    </style:style>
    <style:style style:name="P47" style:family="paragraph">
      <style:paragraph-properties fo:margin-left="0cm" fo:margin-right="0cm" fo:margin-top="0.255cm" fo:margin-bottom="0cm" fo:line-height="90%" fo:text-indent="0cm"/>
    </style:style>
    <style:style style:name="P48" style:family="paragraph">
      <style:paragraph-properties text:enable-numbering="true"/>
    </style:style>
    <style:style style:name="P49" style:family="paragraph">
      <style:paragraph-properties fo:margin-left="0.952cm" fo:margin-right="0cm" fo:margin-top="0.238cm" fo:margin-bottom="0cm" fo:line-height="95%" fo:text-indent="-0.952cm"/>
    </style:style>
    <style:style style:name="P50" style:family="paragraph">
      <style:paragraph-properties fo:margin-left="0.952cm" fo:margin-right="0cm" fo:margin-top="0.202cm" fo:margin-bottom="0cm" fo:text-indent="-0.952cm"/>
    </style:style>
    <style:style style:name="P51" style:family="paragraph">
      <style:paragraph-properties fo:margin-left="0cm" fo:margin-right="0cm" fo:margin-top="0.202cm" fo:margin-bottom="0cm" fo:text-indent="0cm"/>
    </style:style>
    <style:style style:name="P52" style:family="paragraph">
      <style:paragraph-properties fo:margin-left="0.952cm" fo:margin-right="0cm" fo:margin-top="0.185cm" fo:margin-bottom="0cm" fo:text-indent="-0.952cm"/>
    </style:style>
    <style:style style:name="T1" style:family="text">
      <style:text-properties fo:color="#0066cc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font-size="40pt" fo:language="zxx" fo:country="none" style:font-size-asian="40pt" style:language-asian="zxx" style:country-asian="none" style:font-size-complex="40pt" style:language-complex="zxx" style:country-complex="none"/>
    </style:style>
    <style:style style:name="T3" style:family="text">
      <style:text-properties fo:font-size="14pt" fo:language="zxx" fo:country="none" fo:font-weight="bold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5" style:family="text">
      <style:text-properties fo:color="#006666" fo:font-family="Verdana" style:font-family-generic="swiss" style:font-pitch="variable" fo:language="zxx" fo:country="none" style:language-asian="zxx" style:country-asian="none" style:language-complex="zxx" style:country-complex="none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font-size="21pt" fo:language="zxx" fo:country="none" style:font-size-asian="21pt" style:language-asian="zxx" style:country-asian="none" style:font-size-complex="21pt" style:language-complex="zxx" style:country-complex="none"/>
    </style:style>
    <style:style style:name="T8" style:family="text">
      <style:text-properties fo:font-size="19pt" fo:language="zxx" fo:country="none" style:font-size-asian="19pt" style:language-asian="zxx" style:country-asian="none" style:font-size-complex="19pt" style:language-complex="zxx" style:country-complex="none"/>
    </style:style>
    <style:style style:name="T9" style:family="text">
      <style:text-properties fo:font-size="21pt" fo:language="en" fo:country="GB" style:font-size-asian="21pt" style:language-asian="en" style:country-asian="GB" style:font-size-complex="21pt" style:language-complex="en" style:country-complex="GB"/>
    </style:style>
    <style:style style:name="T10" style:family="text">
      <style:text-properties fo:font-size="21pt"/>
    </style:style>
    <style:style style:name="T11" style:family="text">
      <style:text-properties fo:language="en" fo:country="GB" fo:text-shadow="1pt 1pt" style:font-family-asian="'Times New Roman'" style:font-family-generic-asian="roman" style:font-pitch-asian="variable" style:language-asian="en" style:country-asian="GB" style:font-family-complex="'Times New Roman'" style:font-family-generic-complex="roman" style:font-pitch-complex="variable" style:language-complex="en" style:country-complex="GB"/>
    </style:style>
    <style:style style:name="T12" style:family="text">
      <style:text-properties fo:language="zxx" fo:country="none" fo:font-style="italic" fo:text-shadow="1pt 1pt" style:language-asian="zxx" style:country-asian="none" style:language-complex="zxx" style:country-complex="none"/>
    </style:style>
    <style:style style:name="T13" style:family="text">
      <style:text-properties fo:language="en" fo:country="GB" fo:font-style="italic" fo:text-shadow="1pt 1pt" style:font-family-asian="'Times New Roman'" style:font-family-generic-asian="roman" style:font-pitch-asian="variable" style:language-asian="en" style:country-asian="GB" style:font-family-complex="'Times New Roman'" style:font-family-generic-complex="roman" style:font-pitch-complex="variable" style:language-complex="en" style:country-complex="GB"/>
    </style:style>
    <style:style style:name="T14" style:family="text">
      <style:text-properties fo:font-size="25pt" fo:language="en" fo:country="GB" style:font-family-asian="'Times New Roman'" style:font-family-generic-asian="roman" style:font-pitch-asian="variable" style:font-size-asian="25pt" style:language-asian="en" style:country-asian="GB" style:font-family-complex="'Times New Roman'" style:font-family-generic-complex="roman" style:font-pitch-complex="variable" style:font-size-complex="25pt" style:language-complex="en" style:country-complex="GB"/>
    </style:style>
    <style:style style:name="T15" style:family="text">
      <style:text-properties fo:font-size="25pt" fo:language="zxx" fo:country="none" style:font-size-asian="25pt" style:language-asian="zxx" style:country-asian="none" style:font-size-complex="25pt" style:language-complex="zxx" style:country-complex="none"/>
    </style:style>
    <style:style style:name="T16" style:family="text">
      <style:text-properties fo:font-size="25pt" fo:language="en" fo:country="GB" style:font-size-asian="25pt" style:language-asian="en" style:country-asian="GB" style:font-size-complex="25pt" style:language-complex="en" style:country-complex="GB"/>
    </style:style>
    <style:style style:name="T17" style:family="text">
      <style:text-properties fo:language="en" fo:country="GB" style:language-asian="en" style:country-asian="GB" style:language-complex="en" style:country-complex="GB"/>
    </style:style>
    <style:style style:name="T18" style:family="text">
      <style:text-properties fo:color="#ffffff" fo:font-family="'Times New Roman'" style:font-family-generic="roman" style:font-pitch="variable" fo:language="en" fo:country="GB" style:language-asian="en" style:country-asian="GB" style:language-complex="en" style:country-complex="GB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fo:language="zxx" fo:country="non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 style:language-complex="zxx" style:country-complex="none"/>
    </style:style>
    <style:style style:name="T21" style:family="text">
      <style:text-properties fo:color="#000000" fo:font-size="25pt" fo:language="en" fo:country="GB" fo:text-shadow="1pt 1pt" style:font-size-asian="25pt" style:language-asian="en" style:country-asian="GB" style:font-size-complex="25pt" style:language-complex="en" style:country-complex="GB"/>
    </style:style>
    <style:style style:name="T22" style:family="text">
      <style:text-properties fo:color="#333399" fo:language="zxx" fo:country="none" style:language-asian="zxx" style:country-asian="none" style:language-complex="zxx" style:country-complex="none"/>
    </style:style>
    <style:style style:name="T23" style:family="text">
      <style:text-properties fo:language="en" fo:country="GB" fo:font-weight="bold" style:language-asian="en" style:country-asian="GB" style:language-complex="en" style:country-complex="GB"/>
    </style:style>
    <style:style style:name="T24" style:family="text">
      <style:text-properties fo:font-size="21pt" fo:language="en" fo:country="GB" style:font-family-asian="'Times New Roman'" style:font-family-generic-asian="roman" style:font-pitch-asian="variable" style:font-size-asian="21pt" style:language-asian="en" style:country-asian="GB" style:font-family-complex="'Times New Roman'" style:font-family-generic-complex="roman" style:font-pitch-complex="variable" style:font-size-complex="21pt" style:language-complex="en" style:country-complex="GB"/>
    </style:style>
    <style:style style:name="T25" style:family="text">
      <style:text-properties fo:font-size="21pt" fo:language="zxx" fo:country="none" style:font-family-asian="'Times New Roman'" style:font-family-generic-asian="roman" style:font-pitch-asian="variable" style:font-size-asian="21pt" style:language-asian="zxx" style:country-asian="none" style:font-family-complex="'Times New Roman'" style:font-family-generic-complex="roman" style:font-pitch-complex="variable" style:font-size-complex="21pt" style:language-complex="zxx" style:country-complex="none"/>
    </style:style>
    <style:style style:name="T26" style:family="text">
      <style:text-properties fo:font-size="29pt" fo:language="zxx" fo:country="none" style:font-family-asian="'Times New Roman'" style:font-family-generic-asian="roman" style:font-pitch-asian="variable" style:font-size-asian="29pt" style:language-asian="zxx" style:country-asian="none" style:font-family-complex="'Times New Roman'" style:font-family-generic-complex="roman" style:font-pitch-complex="variable" style:font-size-complex="29pt" style:language-complex="zxx" style:country-complex="none"/>
    </style:style>
    <style:style style:name="T27" style:family="text">
      <style:text-properties fo:font-size="21pt" fo:language="en" fo:country="US" style:font-family-asian="'Times New Roman'" style:font-family-generic-asian="roman" style:font-pitch-asian="variable" style:font-size-asian="21pt" style:language-asian="en" style:country-asian="US" style:font-family-complex="'Times New Roman'" style:font-family-generic-complex="roman" style:font-pitch-complex="variable" style:font-size-complex="21pt" style:language-complex="en" style:country-complex="US"/>
    </style:style>
    <style:style style:name="T28" style:family="text">
      <style:text-properties fo:font-size="19pt" fo:language="en" fo:country="US" style:font-family-asian="'Courier New'" style:font-family-generic-asian="modern" style:font-pitch-asian="fixed" style:font-size-asian="19pt" style:language-asian="en" style:country-asian="US" style:font-family-complex="'Courier New'" style:font-family-generic-complex="modern" style:font-pitch-complex="fixed" style:font-size-complex="19pt" style:language-complex="en" style:country-complex="US"/>
    </style:style>
    <style:style style:name="T29" style:family="text">
      <style:text-properties fo:font-size="21pt" fo:language="en" fo:country="US" fo:font-style="italic" style:font-family-asian="'Times New Roman'" style:font-family-generic-asian="roman" style:font-pitch-asian="variable" style:font-size-asian="21pt" style:language-asian="en" style:country-asian="US" style:font-family-complex="'Times New Roman'" style:font-family-generic-complex="roman" style:font-pitch-complex="variable" style:font-size-complex="21pt" style:language-complex="en" style:country-complex="US"/>
    </style:style>
    <style:style style:name="T30" style:family="text">
      <style:text-properties fo:font-size="21pt" fo:language="en" fo:country="US" fo:font-style="italic" style:font-size-asian="21pt" style:language-asian="en" style:country-asian="US" style:font-size-complex="21pt" style:language-complex="en" style:country-complex="US"/>
    </style:style>
    <style:style style:name="T31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32" style:family="text">
      <style:text-properties fo:font-size="21pt" fo:language="en" fo:country="US" style:font-family-asian="'Courier New'" style:font-family-generic-asian="modern" style:font-pitch-asian="fixed" style:font-size-asian="21pt" style:language-asian="en" style:country-asian="US" style:font-family-complex="'Courier New'" style:font-family-generic-complex="modern" style:font-pitch-complex="fixed" style:font-size-complex="21pt" style:language-complex="en" style:country-complex="US"/>
    </style:style>
    <style:style style:name="T33" style:family="text">
      <style:text-properties fo:font-size="25pt" fo:language="en" fo:country="US" fo:font-style="italic" style:font-size-asian="25pt" style:language-asian="en" style:country-asian="US" style:font-size-complex="25pt" style:language-complex="en" style:country-complex="US"/>
    </style:style>
    <style:style style:name="T34" style:family="text">
      <style:text-properties fo:font-size="25pt" fo:language="en" fo:country="GB" fo:text-shadow="1pt 1pt" style:font-family-asian="'Times New Roman'" style:font-family-generic-asian="roman" style:font-pitch-asian="variable" style:font-size-asian="25pt" style:language-asian="en" style:country-asian="GB" style:font-family-complex="'Times New Roman'" style:font-family-generic-complex="roman" style:font-pitch-complex="variable" style:font-size-complex="25pt" style:language-complex="en" style:country-complex="GB"/>
    </style:style>
    <style:style style:name="T35" style:family="text">
      <style:text-properties fo:font-size="25pt" fo:language="zxx" fo:country="none" fo:text-shadow="1pt 1pt" style:font-size-asian="25pt" style:language-asian="zxx" style:country-asian="none" style:font-size-complex="25pt" style:language-complex="zxx" style:country-complex="none"/>
    </style:style>
    <style:style style:name="T36" style:family="text">
      <style:text-properties fo:font-size="21pt" fo:language="zxx" fo:country="none" fo:text-shadow="1pt 1pt" style:font-size-asian="21pt" style:language-asian="zxx" style:country-asian="none" style:font-size-complex="21pt" style:language-complex="zxx" style:country-complex="none"/>
    </style:style>
    <style:style style:name="T37" style:family="text">
      <style:text-properties fo:font-size="21pt" fo:language="en" fo:country="GB" fo:text-shadow="1pt 1pt" style:font-family-asian="'Times New Roman'" style:font-family-generic-asian="roman" style:font-pitch-asian="variable" style:font-size-asian="21pt" style:language-asian="en" style:country-asian="GB" style:font-family-complex="'Times New Roman'" style:font-family-generic-complex="roman" style:font-pitch-complex="variable" style:font-size-complex="21pt" style:language-complex="en" style:country-complex="GB"/>
    </style:style>
    <style:style style:name="T38" style:family="text">
      <style:text-properties fo:font-size="25pt" fo:language="en" fo:country="GB" fo:text-shadow="1pt 1pt" style:font-size-asian="25pt" style:language-asian="en" style:country-asian="GB" style:font-size-complex="25pt" style:language-complex="en" style:country-complex="GB"/>
    </style:style>
    <style:style style:name="T39" style:family="text">
      <style:text-properties fo:font-size="21pt" fo:language="en" fo:country="GB" fo:text-shadow="1pt 1pt" style:font-size-asian="21pt" style:language-asian="en" style:country-asian="GB" style:font-size-complex="21pt" style:language-complex="en" style:country-complex="GB"/>
    </style:style>
    <style:style style:name="T40" style:family="text">
      <style:text-properties fo:font-size="25pt" fo:language="zxx" fo:country="none" fo:font-weight="bold" style:font-size-asian="25pt" style:language-asian="zxx" style:country-asian="none" style:font-size-complex="25pt" style:language-complex="zxx" style:country-complex="none"/>
    </style:style>
    <style:style style:name="T41" style:family="text">
      <style:text-properties fo:font-size="25pt" fo:language="en" fo:country="GB" fo:font-style="italic" fo:font-weight="bold" style:font-family-asian="'Times New Roman'" style:font-family-generic-asian="roman" style:font-pitch-asian="variable" style:font-size-asian="25pt" style:language-asian="en" style:country-asian="GB" style:font-family-complex="'Times New Roman'" style:font-family-generic-complex="roman" style:font-pitch-complex="variable" style:font-size-complex="25pt" style:language-complex="en" style:country-complex="GB"/>
    </style:style>
    <style:style style:name="T42" style:family="text">
      <style:text-properties fo:font-size="25pt" fo:language="zxx" fo:country="none" fo:font-style="italic" fo:font-weight="bold" style:font-size-asian="25pt" style:language-asian="zxx" style:country-asian="none" style:font-size-complex="25pt" style:language-complex="zxx" style:country-complex="none"/>
    </style:style>
    <style:style style:name="T43" style:family="text">
      <style:text-properties fo:font-size="32pt" fo:language="zxx" fo:country="none" style:language-asian="zxx" style:country-asian="none" style:language-complex="zxx" style:country-complex="none"/>
    </style:style>
    <style:style style:name="T44" style:family="text">
      <style:text-properties fo:font-size="24pt" fo:language="zxx" fo:country="none" style:language-asian="zxx" style:country-asian="none" style:language-complex="zxx" style:country-complex="none"/>
    </style:style>
    <style:style style:name="T45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46" style:family="text">
      <style:text-properties fo:font-size="20pt"/>
    </style:style>
    <style:style style:name="T47" style:family="text">
      <style:text-properties fo:font-size="22pt"/>
    </style:style>
    <style:style style:name="T48" style:family="text">
      <style:text-properties fo:font-size="24pt"/>
    </style:style>
    <style:style style:name="T49" style:family="text">
      <style:text-properties fo:font-size="26pt" fo:language="zxx" fo:country="none" style:language-asian="zxx" style:country-asian="none" style:language-complex="zxx" style:country-complex="none"/>
    </style:style>
    <style:style style:name="T50" style:family="text">
      <style:text-properties fo:font-size="18pt"/>
    </style:style>
    <style:style style:name="T51" style:family="text">
      <style:text-properties fo:language="en" fo:country="GB" style:font-family-asian="'Times New Roman'" style:font-family-generic-asian="roman" style:font-pitch-asian="variable" style:language-asian="en" style:country-asian="GB" style:font-family-complex="'Times New Roman'" style:font-family-generic-complex="roman" style:font-pitch-complex="variable" style:language-complex="en" style:country-complex="GB"/>
    </style:style>
    <style:style style:name="T52" style:family="text">
      <style:text-properties fo:language="en" fo:country="GB" fo:font-style="italic" style:font-family-asian="'Times New Roman'" style:font-family-generic-asian="roman" style:font-pitch-asian="variable" style:language-asian="en" style:country-asian="GB" style:font-family-complex="'Times New Roman'" style:font-family-generic-complex="roman" style:font-pitch-complex="variable" style:language-complex="en" style:country-complex="GB"/>
    </style:style>
    <style:style style:name="T53" style:family="text">
      <style:text-properties fo:language="zxx" fo:country="none" fo:font-style="italic" style:language-asian="zxx" style:country-asian="none" style:language-complex="zxx" style:country-complex="none"/>
    </style:style>
    <style:style style:name="T54" style:family="text">
      <style:text-properties fo:font-size="29pt" fo:language="en" fo:country="GB" fo:font-weight="bold" style:font-family-asian="'Times New Roman'" style:font-family-generic-asian="roman" style:font-pitch-asian="variable" style:font-size-asian="29pt" style:language-asian="en" style:country-asian="GB" style:font-family-complex="'Times New Roman'" style:font-family-generic-complex="roman" style:font-pitch-complex="variable" style:font-size-complex="29pt" style:language-complex="en" style:country-complex="GB"/>
    </style:style>
    <style:style style:name="T55" style:family="text">
      <style:text-properties fo:font-size="29pt" fo:language="zxx" fo:country="none" fo:font-weight="bold" style:font-size-asian="29pt" style:language-asian="zxx" style:country-asian="none" style:font-size-complex="29pt" style:language-complex="zxx" style:country-complex="none"/>
    </style:style>
    <style:style style:name="T56" style:family="text">
      <style:text-properties fo:font-family="'Times New Roman'" style:font-family-generic="roman" style:font-pitch="variable" fo:font-size="29pt" fo:language="zxx" fo:country="none" style:font-size-asian="29pt" style:language-asian="zxx" style:country-asian="none" style:font-size-complex="29pt" style:language-complex="zxx" style:country-complex="none"/>
    </style:style>
    <style:style style:name="T57" style:family="text">
      <style:text-properties fo:font-family="'Times New Roman'" style:font-family-generic="roman" style:font-pitch="variable" fo:font-size="29pt" fo:language="en" fo:country="GB" style:font-size-asian="29pt" style:language-asian="en" style:country-asian="GB" style:font-size-complex="29pt" style:language-complex="en" style:country-complex="GB"/>
    </style:style>
    <style:style style:name="T58" style:family="text">
      <style:text-properties fo:color="#0066cc" fo:font-size="25pt" fo:language="zxx" fo:country="none" style:font-size-asian="25pt" style:language-asian="zxx" style:country-asian="none" style:font-size-complex="25pt" style:language-complex="zxx" style:country-complex="none"/>
    </style:style>
    <style:style style:name="T59" style:family="text">
      <style:text-properties fo:color="#0066cc" fo:font-size="25pt" fo:language="en" fo:country="GB" style:font-size-asian="25pt" style:language-asian="en" style:country-asian="GB" style:font-size-complex="25pt" style:language-complex="en" style:country-complex="GB"/>
    </style:style>
    <style:style style:name="T60" style:family="text">
      <style:text-properties fo:color="#0066cc" fo:font-size="25pt" fo:language="en" fo:country="GB" style:font-family-asian="'Times New Roman'" style:font-family-generic-asian="roman" style:font-pitch-asian="variable" style:font-size-asian="25pt" style:language-asian="en" style:country-asian="GB" style:font-family-complex="'Times New Roman'" style:font-family-generic-complex="roman" style:font-pitch-complex="variable" style:font-size-complex="25pt" style:language-complex="en" style:country-complex="GB"/>
    </style:style>
    <style:style style:name="T61" style:family="text">
      <style:text-properties fo:color="#006666" fo:font-size="25pt" fo:language="zxx" fo:country="none" style:font-size-asian="25pt" style:language-asian="zxx" style:country-asian="none" style:font-size-complex="25pt" style:language-complex="zxx" style:country-complex="none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37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41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00ccff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2cm"/>
        <style:text-properties fo:color="#00ccff" fo:font-size="65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56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534cm"/>
        <style:text-properties fo:font-family="Arial" style:font-family-generic="swiss" style:font-pitch="variable" fo:color="#0066cc" fo:font-size="56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1.534cm"/>
        <style:text-properties fo:color="#00ccff" fo:font-size="56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65%"/>
      </text:list-level-style-bullet>
      <text:list-level-style-number text:level="2" style:num-format="1">
        <style:list-level-properties text:space-before="1.27cm" text:min-label-width="1.322cm"/>
        <style:text-properties fo:color="#0066cc" fo:font-size="65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534cm"/>
        <style:text-properties fo:font-family="Arial" style:font-family-generic="swiss" style:font-pitch="variable" fo:color="#0066cc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1">
        <style:list-level-properties text:min-label-width="1.534cm"/>
        <style:text-properties fo:color="#0066cc" fo:font-size="56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min-label-width="1.534cm"/>
        <style:text-properties fo:color="#0066cc" fo:font-size="56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87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1">
        <style:list-level-properties text:min-label-width="1.534cm"/>
        <style:text-properties fo:color="#0066cc" fo:font-size="65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1" text:start-value="5">
        <style:list-level-properties text:min-label-width="1.534cm"/>
        <style:text-properties fo:color="#0066cc" fo:font-size="104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84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72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/>
        <style:text-properties fo:font-family="Arial" style:font-family-generic="swiss" style:font-pitch="variable" fo:color="#0066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fo:font-family="'Times New Roman'" style:font-family-generic="roman" style:font-pitch="variable" fo:color="#ffffcc" fo:font-size="7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Veritabanýna Giriþ" draw:style-name="dp1" draw:master-page-name="Title1" presentation:presentation-page-layout-name="AL1T0">
        <draw:frame presentation:style-name="pr1" draw:text-style-name="P1" draw:layer="layout" svg:width="21.59cm" svg:height="2.31cm" svg:x="1.901cm" svg:y="1.923cm" presentation:class="title" presentation:user-transformed="true">
          <draw:text-box>
            <text:p text:style-name="P1"><text:span text:style-name="T1">Veritabanlarına ve SQL'e Giriş</text:span></text:p>
          </draw:text-box>
        </draw:frame>
        <draw:frame draw:style-name="gr1" draw:layer="layout" svg:width="15.8cm" svg:height="4.868cm" svg:x="5.503cm" svg:y="5.715cm">
          <draw:text-box>
            <text:p text:style-name="P2"><text:span text:style-name="T2">Devrim GÜNDÜZ</text:span></text:p>
            <text:p text:style-name="P3"><text:span text:style-name="T3">Teknoloji Destek Merkezi -- </text:span><text:span text:style-name="T3"><text:a xlink:href="http://www.tdmsoft.com/">www.tdmsoft.com</text:a></text:span></text:p>
            <text:p text:style-name="P4"><text:span text:style-name="T4"><text:a xlink:href="mailto:devrim@gunduz.org">devrim@gunduz.org</text:a></text:span></text:p>
          </draw:text-box>
        </draw:frame>
        <draw:frame draw:style-name="gr2" draw:text-style-name="P6" draw:layer="layout" svg:width="10.248cm" svg:height="2.249cm" svg:x="7.546cm" svg:y="14.406cm">
          <draw:text-box>
            <text:p text:style-name="P5"><text:span text:style-name="T5"><text:a xlink:href="http://seminer.linux.org.tr/">http://seminer.linux.org.tr</text:a></text:span></text:p>
            <text:p text:style-name="P5"><text:span text:style-name="T5"><text:a xlink:href="http://www.gunduz.org/">http://www.gunduz.org</text:a></text:span><text:span text:style-name="T5"> 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Giriþ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6">Giriş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7"><text:span text:style-name="T7">Bu seminerde, aşağıdaki konular anlatılacaktır:</text:span></text:p>
              </text:list-item>
            </text:list>
            <text:p text:style-name="P8"><text:span text:style-name="T8"/></text:p>
            <text:list text:style-name="L5">
              <text:list-item>
                <text:list>
                  <text:list-item>
                    <text:p text:style-name="P9"><text:span text:style-name="T9">Veritabanı tanımı</text:span></text:p>
                  </text:list-item>
                  <text:list-item>
                    <text:p text:style-name="P9"><text:span text:style-name="T9">Veritabanı türleri</text:span></text:p>
                  </text:list-item>
                  <text:list-item>
                    <text:p text:style-name="P9"><text:span text:style-name="T9">Veritabanlarının kullanım alanları</text:span></text:p>
                  </text:list-item>
                  <text:list-item>
                    <text:p text:style-name="P9"><text:span text:style-name="T9">İlişkisel (Relational) veritabanlarının açıklanması</text:span></text:p>
                  </text:list-item>
                  <text:list-item>
                    <text:p text:style-name="P9"><text:span text:style-name="T9">SQL nedir?</text:span></text:p>
                  </text:list-item>
                  <text:list-item>
                    <text:p text:style-name="P9"><text:span text:style-name="T10">SQL Örnekleri</text:span></text:p>
                  </text:list-item>
                  <text:list-item>
                    <text:p text:style-name="P9"><text:span text:style-name="T9">E-posta listele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Veritabaný Nedir?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6">Veritabanı Nedir?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p text:style-name="P11"><text:span text:style-name="T11">www.m-w.com :</text:span></text:p>
            <text:p text:style-name="P12"><text:span text:style-name="T12"><text:tab/></text:span><text:span text:style-name="T13">“</text:span><text:span text:style-name="T13">a usually large collection of data organized especially for rapid search and retrieval (as by a computer</text:span><text:span text:style-name="T12">.”</text:span></text:p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Veritatabanı nedir?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6">Veritabanı Nedir?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3"><text:span text:style-name="T14">Belirli bir tarzda organize edilmi</text:span><text:span text:style-name="T15">ş</text:span><text:span text:style-name="T14"> bilgi “koleksiyon”udur.</text:span></text:p>
              </text:list-item>
            </text:list>
            <text:p text:style-name="P14"><text:span text:style-name="T14"/></text:p>
            <text:list text:continue-numbering="true" text:style-name="L3">
              <text:list-item>
                <text:p text:style-name="P15"><text:span text:style-name="T14">En az bir tablodan olu</text:span><text:span text:style-name="T15">ş</text:span><text:span text:style-name="T14">mak zorundad</text:span><text:span text:style-name="T15">ı</text:span><text:span text:style-name="T14">r.</text:span></text:p>
              </text:list-item>
            </text:list>
            <text:p text:style-name="P14"><text:span text:style-name="T14"/></text:p>
            <text:list text:continue-numbering="true" text:style-name="L3">
              <text:list-item>
                <text:p text:style-name="P15"><text:span text:style-name="T14">Veritaban</text:span><text:span text:style-name="T15">ı</text:span><text:span text:style-name="T14"> program</text:span><text:span text:style-name="T15">ını</text:span><text:span text:style-name="T14"> olu</text:span><text:span text:style-name="T15">ş</text:span><text:span text:style-name="T14">turan tablolar ise veri alanlar</text:span><text:span text:style-name="T15">ı</text:span><text:span text:style-name="T14">ndan olu</text:span><text:span text:style-name="T15">ş</text:span><text:span text:style-name="T14">ur (data field)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6">Veritabanı Nedir?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6"><text:span text:style-name="T16">Kitaplıklar</text:span><text:span text:style-name="T14">, uygulamalar ve yard</text:span><text:span text:style-name="T15">ı</text:span><text:span text:style-name="T14">mc</text:span><text:span text:style-name="T15">ı</text:span><text:span text:style-name="T14"> programlar</text:span><text:span text:style-name="T15">ı</text:span><text:span text:style-name="T14">n birle</text:span><text:span text:style-name="T15">ş</text:span><text:span text:style-name="T14">mesinden olu</text:span><text:span text:style-name="T15">ş</text:span><text:span text:style-name="T14">ur.</text:span></text:p>
              </text:list-item>
              <text:list-item>
                <text:p text:style-name="P17"><text:span text:style-name="T16">V</text:span><text:span text:style-name="T14">erilerin saklanmas</text:span><text:span text:style-name="T15">ı</text:span><text:span text:style-name="T14"> ve yönetilmesi ile ilgili konulardaki ayr</text:span><text:span text:style-name="T15">ı</text:span><text:span text:style-name="T14">nt</text:span><text:span text:style-name="T15">ı</text:span><text:span text:style-name="T14">lardan veritaban</text:span><text:span text:style-name="T15">ı</text:span><text:span text:style-name="T14"> yöneticilerini kurtar</text:span><text:span text:style-name="T15">ı</text:span><text:span text:style-name="T14">r.</text:span></text:p>
              </text:list-item>
              <text:list-item>
                <text:p text:style-name="P17"><text:span text:style-name="T16">K</text:span><text:span text:style-name="T14">ay</text:span><text:span text:style-name="T15">ı</text:span><text:span text:style-name="T14">tlar</text:span><text:span text:style-name="T15">ı</text:span><text:span text:style-name="T14">n güncellenmesi ve kay</text:span><text:span text:style-name="T15">ı</text:span><text:span text:style-name="T14">tlar üzerinde ara</text:span><text:span text:style-name="T15">ş</text:span><text:span text:style-name="T14">t</text:span><text:span text:style-name="T15">ı</text:span><text:span text:style-name="T14">rma yap</text:span><text:span text:style-name="T15">ı</text:span><text:span text:style-name="T14">lmas</text:span><text:span text:style-name="T15">ı</text:span><text:span text:style-name="T14"> da mümkündür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Veritabaný Tipleri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6">Veritabanı Tipleri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8"><text:span text:style-name="T17">Hiyerarşik Veritabanı</text:span></text:p>
              </text:list-item>
            </text:list>
            <text:p text:style-name="P19"><text:span text:style-name="T17"/></text:p>
            <text:list text:continue-numbering="true" text:style-name="L3">
              <text:list-item>
                <text:p text:style-name="P18"><text:span text:style-name="T17">İlişkisel Veritabanı (Relational Type)</text:span></text:p>
              </text:list-item>
            </text:list>
            <text:p text:style-name="P19"><text:span text:style-name="T17"/></text:p>
            <text:list text:continue-numbering="true" text:style-name="L3">
              <text:list-item>
                <text:p text:style-name="P18"><text:span text:style-name="T17">Nesnesel Veritabanı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iyerarþik Veritabaný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6">Hiyerarşik Veritabanı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p text:style-name="P19"><text:span text:style-name="T6"><text:s/></text:span></text:p>
          </draw:text-box>
        </draw:frame>
        <draw:g>
          <draw:rect draw:style-name="gr3" draw:text-style-name="P20" draw:layer="layout" svg:width="21.404cm" svg:height="12.294cm" svg:x="2.752cm" svg:y="4.657cm" draw:corner-radius="0.004cm">
            <text:p/>
          </draw:rect>
          <draw:connector draw:style-name="gr4" draw:text-style-name="P21" draw:layer="layout" svg:x1="15.534cm" svg:y1="8.634cm" svg:x2="13.456cm" svg:y2="7.951cm" svg:d="m15534 8634h-1039v-683h-1039">
            <text:p/>
          </draw:connector>
          <draw:connector draw:style-name="gr4" draw:text-style-name="P21" draw:layer="layout" svg:x1="11.371cm" svg:y1="8.634cm" svg:x2="13.452cm" svg:y2="7.951cm" svg:d="m11371 8634h1041v-683h1040">
            <text:p/>
          </draw:connector>
          <draw:g>
            <draw:rect draw:style-name="gr5" draw:text-style-name="P20" draw:layer="layout" svg:width="3.436cm" svg:height="1.249cm" svg:x="11.734cm" svg:y="6.702cm" draw:corner-radius="0.212cm">
              <text:p/>
            </draw:rect>
            <draw:frame draw:style-name="gr6" draw:text-style-name="P23" draw:layer="layout" svg:width="1.705cm" svg:height="1.101cm" svg:x="12.598cm" svg:y="6.774cm">
              <draw:text-box>
                <text:p text:style-name="P22"><text:span text:style-name="T18">VTP</text:span></text:p>
              </draw:text-box>
            </draw:frame>
          </draw:g>
          <draw:g>
            <draw:rect draw:style-name="gr5" draw:text-style-name="P20" draw:layer="layout" svg:width="3.564cm" svg:height="1.367cm" svg:x="9.587cm" svg:y="8.638cm" draw:corner-radius="0.229cm">
              <text:p/>
            </draw:rect>
            <draw:frame draw:style-name="gr7" draw:text-style-name="P23" draw:layer="layout" svg:width="2.466cm" svg:height="1.101cm" svg:x="10.14cm" svg:y="8.772cm">
              <draw:text-box>
                <text:p text:style-name="P22"><text:span text:style-name="T18">Tablo 1</text:span></text:p>
              </draw:text-box>
            </draw:frame>
          </draw:g>
          <draw:g>
            <draw:rect draw:style-name="gr5" draw:text-style-name="P20" draw:layer="layout" svg:width="3.565cm" svg:height="1.367cm" svg:x="13.749cm" svg:y="8.638cm" draw:corner-radius="0.229cm">
              <text:p/>
            </draw:rect>
            <draw:frame draw:style-name="gr8" draw:text-style-name="P23" draw:layer="layout" svg:width="2.466cm" svg:height="1.101cm" svg:x="14.299cm" svg:y="8.772cm">
              <draw:text-box>
                <text:p text:style-name="P22"><text:span text:style-name="T18">Tablo 2</text:span></text:p>
              </draw:text-box>
            </draw:frame>
          </draw:g>
          <draw:connector draw:style-name="gr4" draw:text-style-name="P21" draw:layer="layout" svg:x1="11.078cm" svg:y1="12.838cm" svg:x2="11.081cm" svg:y2="10.042cm" svg:d="m11078 12838v-1398h3v-1398">
            <text:p/>
          </draw:connector>
          <draw:connector draw:style-name="gr4" draw:text-style-name="P21" draw:layer="layout" svg:x1="14.84cm" svg:y1="13.051cm" svg:x2="14.848cm" svg:y2="10.223cm" svg:d="m14840 13051v-1414h8v-1414">
            <text:p/>
          </draw:connector>
          <draw:g>
            <draw:rect draw:style-name="gr5" draw:text-style-name="P20" draw:layer="layout" svg:width="1.383cm" svg:height="0.768cm" svg:x="12.267cm" svg:y="10.738cm" draw:corner-radius="0.146cm">
              <text:p/>
            </draw:rect>
            <draw:frame draw:style-name="gr9" draw:text-style-name="P23" draw:layer="layout" svg:width="1.455cm" svg:height="1.101cm" svg:x="12.234cm" svg:y="10.568cm">
              <draw:text-box>
                <text:p text:style-name="P22"><text:span text:style-name="T18">Adı</text:span></text:p>
              </draw:text-box>
            </draw:frame>
          </draw:g>
          <draw:g>
            <draw:rect draw:style-name="gr5" draw:text-style-name="P20" draw:layer="layout" svg:width="1.978cm" svg:height="0.762cm" svg:x="12.267cm" svg:y="12.462cm" draw:corner-radius="0.146cm">
              <text:p/>
            </draw:rect>
            <draw:frame draw:style-name="gr10" draw:text-style-name="P23" draw:layer="layout" svg:width="2.267cm" svg:height="1.101cm" svg:x="12.123cm" svg:y="12.293cm">
              <draw:text-box>
                <text:p text:style-name="P22"><text:span text:style-name="T18">Soyadı</text:span></text:p>
              </draw:text-box>
            </draw:frame>
          </draw:g>
          <draw:g>
            <draw:rect draw:style-name="gr5" draw:text-style-name="P20" draw:layer="layout" svg:width="1.383cm" svg:height="0.768cm" svg:x="12.267cm" svg:y="10.738cm" draw:corner-radius="0.146cm">
              <text:p/>
            </draw:rect>
            <draw:frame draw:style-name="gr11" draw:text-style-name="P23" draw:layer="layout" svg:width="1.455cm" svg:height="1.101cm" svg:x="12.234cm" svg:y="10.568cm">
              <draw:text-box>
                <text:p text:style-name="P22"><text:span text:style-name="T18">Adı</text:span></text:p>
              </draw:text-box>
            </draw:frame>
          </draw:g>
          <draw:g>
            <draw:rect draw:style-name="gr5" draw:text-style-name="P20" draw:layer="layout" svg:width="2.576cm" svg:height="0.762cm" svg:x="16.034cm" svg:y="10.954cm" draw:corner-radius="0.146cm">
              <text:p/>
            </draw:rect>
            <draw:frame draw:style-name="gr12" draw:text-style-name="P23" draw:layer="layout" svg:width="2.873cm" svg:height="1.101cm" svg:x="15.89cm" svg:y="10.779cm">
              <draw:text-box>
                <text:p text:style-name="P22"><text:span text:style-name="T18">Malzeme</text:span></text:p>
              </draw:text-box>
            </draw:frame>
          </draw:g>
          <draw:g>
            <draw:rect draw:style-name="gr5" draw:text-style-name="P20" draw:layer="layout" svg:width="1.784cm" svg:height="0.766cm" svg:x="16.034cm" svg:y="12.669cm" draw:corner-radius="0.146cm">
              <text:p/>
            </draw:rect>
            <draw:frame draw:style-name="gr13" draw:text-style-name="P23" draw:layer="layout" svg:width="1.882cm" svg:height="1.1cm" svg:x="15.986cm" svg:y="12.499cm">
              <draw:text-box>
                <text:p text:style-name="P22"><text:span text:style-name="T18">Tutar</text:span></text:p>
              </draw:text-box>
            </draw:frame>
          </draw:g>
          <draw:line draw:style-name="gr4" draw:text-style-name="P21" draw:layer="layout" svg:x1="12.27cm" svg:y1="12.842cm" svg:x2="11.064cm" svg:y2="12.847cm">
            <text:p/>
          </draw:line>
          <draw:line draw:style-name="gr4" draw:text-style-name="P21" draw:layer="layout" svg:x1="16.037cm" svg:y1="11.328cm" svg:x2="14.831cm" svg:y2="11.338cm">
            <text:p/>
          </draw:line>
          <draw:line draw:style-name="gr4" draw:text-style-name="P21" draw:layer="layout" svg:x1="16.037cm" svg:y1="13.051cm" svg:x2="14.831cm" svg:y2="13.056cm">
            <text:p/>
          </draw:line>
          <draw:line draw:style-name="gr4" draw:text-style-name="P21" draw:layer="layout" svg:x1="12.192cm" svg:y1="11.224cm" svg:x2="11.098cm" svg:y2="11.229cm">
            <text:p/>
          </draw:line>
        </draw:g>
        <presentation:notes draw:style-name="dp2">
          <draw:page-thumbnail draw:layer="layout" svg:width="12.7cm" svg:height="9.525cm" svg:x="3.175cm" svg:y="1.905cm" draw:page-number="7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Ýliþkisel Veritabaný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İlişkisel Veritabanı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8"><text:span text:style-name="T20">1970</text:span><text:span text:style-name="T19">: </text:span><text:span text:style-name="T20"><text:s/>“A Relational Model of Data for Large Shared Data Banks”</text:span></text:p>
              </text:list-item>
              <text:list-item>
                <text:p text:style-name="P18"><text:span text:style-name="T20">E. F. Codd</text:span></text:p>
                <text:list>
                  <text:list-item>
                    <text:p text:style-name="P17"><text:span text:style-name="T19">Relation mantığı</text:span></text:p>
                  </text:list-item>
                  <text:list-item>
                    <text:p text:style-name="P17"><text:span text:style-name="T20"><text:s/></text:span><text:span text:style-name="T19">Tablolar -&gt; Gerçek dünyadaki nesne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8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4">
        <draw:frame presentation:style-name="pr7" draw:text-style-name="P24" draw:layer="layout" svg:width="20.315cm" svg:height="3.436cm" svg:x="3.806cm" svg:y="0.577cm" presentation:class="title" presentation:user-transformed="true">
          <draw:text-box>
            <text:p text:style-name="P1"><text:span text:style-name="T19">İlişkisel Veritabanı</text:span></text:p>
          </draw:text-box>
        </draw:frame>
        <draw:frame presentation:style-name="pr8" draw:text-style-name="P25" draw:layer="layout" svg:width="9.913cm" svg:height="11.691cm" svg:x="3.806cm" svg:y="5.076cm" presentation:class="outline" presentation:user-transformed="true">
          <draw:text-box>
            <text:list text:style-name="L3">
              <text:list-item>
                <text:p text:style-name="P13"><text:span text:style-name="T21">Birden fazla tablodan oluşabilir.</text:span></text:p>
              </text:list-item>
              <text:list-item>
                <text:p text:style-name="P15"><text:span text:style-name="T21">Birbirlerinin yerine kullanılabilir.</text:span></text:p>
              </text:list-item>
              <text:list-item>
                <text:p text:style-name="P15"><text:span text:style-name="T21">Tablolar satır ve sütundan oluşur.</text:span></text:p>
              </text:list-item>
            </text:list>
          </draw:text-box>
        </draw:frame>
        <draw:frame draw:style-name="gr15" draw:layer="layout" svg:width="9.032cm" svg:height="2.126cm" svg:x="8.431cm" svg:y="8.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4" draw:layer="layout" svg:width="12.7cm" svg:height="9.525cm" svg:x="3.175cm" svg:y="1.905cm" draw:page-number="9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İlişkisel  Veritabanı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İlişkisel Model </text:p>
          </draw:text-box>
        </draw:frame>
        <draw:frame presentation:style-name="pr10" draw:text-style-name="P10" draw:layer="layout" svg:width="20.315cm" svg:height="11.431cm" svg:x="3.806cm" svg:y="5.076cm" presentation:class="outline" presentation:user-transformed="true">
          <draw:text-box>
            <text:list text:style-name="L8">
              <text:list-item>
                <text:p text:style-name="P1"><text:span text:style-name="T22">- </text:span><text:span text:style-name="T19">Bilgi Kuralı: bütün veriler tablolarda tutulmalı</text:span></text:p>
              </text:list-item>
              <text:list-item>
                <text:p text:style-name="P1"><text:span text:style-name="T19">Erişim Garantisi: Tablolardaki her kayıda bir şekilde ulaşılabilmeli</text:span></text:p>
              </text:list-item>
              <text:list-item>
                <text:p text:style-name="P1"><text:span text:style-name="T19">Sistematik boş (null) değer desteği: bütün değerlerden farklı bir boş değer işlenebilmeli</text:span></text:p>
              </text:list-item>
              <text:list-item>
                <text:p text:style-name="P1"><text:span text:style-name="T19">Aktif ilişkisel katalog: Veritabanı tanımı veritabanı dili kullanılarak sorgulanabilmeli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19">Koray Toksöz'e teşekkürler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0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İlişkisel Veritabanı   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İlişkisel Model</text:p>
          </draw:text-box>
        </draw:frame>
        <draw:frame presentation:style-name="pr11" draw:text-style-name="P10" draw:layer="layout" svg:width="20.315cm" svg:height="11.431cm" svg:x="3.806cm" svg:y="5.076cm" presentation:class="outline" presentation:user-transformed="true">
          <draw:text-box>
            <text:list text:style-name="L9">
              <text:list-item>
                <text:p text:style-name="P1"><text:span text:style-name="T19">Ayrıntılı veri dili: En az bir dil tanımlı olmalı</text:span></text:p>
                <text:list>
                  <text:list-item>
                    <text:p text:style-name="P1"><text:span text:style-name="T19">View güncelleme kuralı: Güncellenebilen tüm viewler sistem tarafından güncellenebilmeli</text:span></text:p>
                  </text:list-item>
                  <text:list-item>
                    <text:p text:style-name="P1"><text:span text:style-name="T19">Küme düzeyi kayıt girme, silme ve güncelleme: Sadece seçmek yetmez</text:span></text:p>
                  </text:list-item>
                  <text:list-item>
                    <text:p text:style-name="P1"><text:span text:style-name="T19">Fiziksel Veri Bağımsızlığı: Uygulama programları, fiziksel erişim değişikliklerinden etkilenmemeli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19">Koray Toksöz'e teşekkürler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1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İlişkisel Veritabanı 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İlişkisel Model</text:p>
          </draw:text-box>
        </draw:frame>
        <draw:frame presentation:style-name="pr12" draw:text-style-name="P10" draw:layer="layout" svg:width="20.315cm" svg:height="11.431cm" svg:x="3.806cm" svg:y="5.076cm" presentation:class="outline" presentation:user-transformed="true">
          <draw:text-box>
            <text:list text:style-name="L9">
              <text:list-item>
                <text:p text:style-name="P1"><text:span text:style-name="T19">Mantıksal veri bağımsızlığı: Tablo yapılarındaki değişikliklerden uygulama programları etkilenmemeli.</text:span></text:p>
                <text:list>
                  <text:list-item>
                    <text:p text:style-name="P1"><text:span text:style-name="T19">Bütünlük Bağımsızlığı: Bütünlük kuralları tanımlanabilmeli ve atlatılamamalı</text:span></text:p>
                  </text:list-item>
                  <text:list-item>
                    <text:p text:style-name="P1"><text:span text:style-name="T19">Dağıtım Bağımsızlığı: Uygulamalar verinin dağılımından ekilenmemeli</text:span></text:p>
                  </text:list-item>
                  <text:list-item>
                    <text:p text:style-name="P1"><text:span text:style-name="T19">“</text:span><text:span text:style-name="T19">Yıkılmama”: Bütünlük kuralları atlatılamamalı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19">Koray Toksöz'e teşekkürler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2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İlişkisel Veritabanı" draw:style-name="dp1" draw:master-page-name="Default" presentation:presentation-page-layout-name="AL2T1">
        <draw:frame presentation:style-name="pr7" draw:text-style-name="P24" draw:layer="layout" svg:width="20.315cm" svg:height="3.436cm" svg:x="3.806cm" svg:y="0.577cm" presentation:class="title" presentation:user-transformed="true">
          <draw:text-box>
            <text:p text:style-name="P1"><text:span text:style-name="T19">İlişkisel Veritabanı</text:span></text:p>
          </draw:text-box>
        </draw:frame>
        <draw:frame presentation:style-name="pr8" draw:text-style-name="P27" draw:layer="layout" svg:width="20.315cm" svg:height="11.691cm" svg:x="3.806cm" svg:y="5.076cm" presentation:class="outline" presentation:user-transformed="true">
          <draw:text-box>
            <text:list text:style-name="L3">
              <text:list-item>
                <text:p text:style-name="P26"><text:span text:style-name="T17">Kullanıcının programı kullanırken ona </text:span><text:span text:style-name="T23">sık sık soracağı soruların </text:span><text:span text:style-name="T17">neler olacağı tespit edilir.</text:span></text:p>
              </text:list-item>
            </text:list>
            <text:p text:style-name="P19"><text:span text:style-name="T17"/></text:p>
            <text:list text:continue-numbering="true" text:style-name="L3">
              <text:list-item>
                <text:p text:style-name="P18"><text:span text:style-name="T17">“</text:span><text:span text:style-name="T17">Gerçekleştirilecek olan veritabanı programından beklenilen neler ve bu veritabanında hangi bilgilerin olması gerekli?” sorusunun yanıtı bulunu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3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İlişkisel Veritabanı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3"><text:span text:style-name="T16">T</text:span><text:span text:style-name="T14">ablolardaki kay</text:span><text:span text:style-name="T15">ı</text:span><text:span text:style-name="T14">tlar matematiksel aç</text:span><text:span text:style-name="T15">ı</text:span><text:span text:style-name="T14">dan tuple olarak tan</text:span><text:span text:style-name="T15">ı</text:span><text:span text:style-name="T14">mlan</text:span><text:span text:style-name="T15">ı</text:span><text:span text:style-name="T14">rlar.</text:span></text:p>
              </text:list-item>
              <text:list-item>
                <text:p text:style-name="P15"><text:span text:style-name="T14">Bir tuple</text:span><text:span text:style-name="T15">,</text:span><text:span text:style-name="T14"> tan</text:span><text:span text:style-name="T15">ı</text:span><text:span text:style-name="T14">mlanm</text:span><text:span text:style-name="T15">ış</text:span><text:span text:style-name="T14"> bir veri tipi olan bile</text:span><text:span text:style-name="T15">ş</text:span><text:span text:style-name="T14">enlerden olu</text:span><text:span text:style-name="T15">ş</text:span><text:span text:style-name="T14">an s</text:span><text:span text:style-name="T15">ı</text:span><text:span text:style-name="T14">ralı grup olarak tan</text:span><text:span text:style-name="T15">ı</text:span><text:span text:style-name="T14">mlan</text:span><text:span text:style-name="T15">ı</text:span><text:span text:style-name="T14">r.</text:span></text:p>
              </text:list-item>
              <text:list-item>
                <text:p text:style-name="P15"><text:span text:style-name="T14">Tüm tuplelar aynı say</text:span><text:span text:style-name="T15">ı</text:span><text:span text:style-name="T14">da ve tipte bile</text:span><text:span text:style-name="T15">ş</text:span><text:span text:style-name="T14">enlerden olu</text:span><text:span text:style-name="T15">ş</text:span><text:span text:style-name="T14">ur.</text:span></text:p>
                <text:list>
                  <text:list-item>
                    <text:p text:style-name="P7"><text:span text:style-name="T9"><text:s text:c="3"/></text:span><text:span text:style-name="T24">{“10”, “Veritabanlarına Giriş”, “2002-06-12”}</text:span></text:p>
                  </text:list-item>
                  <text:list-item>
                    <text:p text:style-name="P7"><text:span text:style-name="T24"><text:s text:c="3"/></text:span><text:span text:style-name="T24">{“11”, “PostgreSQL</text:span><text:span text:style-name="T25"> Veritabanı Sunucusu”, “2002-06-26</text:span><text:span text:style-name="T24">”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4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İlişkisel Veritabanı</text:span></text:p>
          </draw:text-box>
        </draw:frame>
        <draw:frame presentation:style-name="pr13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28"><text:span text:style-name="T19">Örnekteki h</text:span><text:span text:style-name="T20">er bir tuple da 3 bile</text:span><text:span text:style-name="T19">ş</text:span><text:span text:style-name="T20">en </text:span><text:span text:style-name="T19">bulunmaktadır:</text:span></text:p>
                <text:list>
                  <text:list-item>
                    <text:list>
                      <text:list-item>
                        <text:p text:style-name="P28"><text:span text:style-name="T26">Ankara’daki 2002 yılındaki kaçıncı seminer olduğu (integer)</text:span></text:p>
                      </text:list-item>
                      <text:list-item>
                        <text:p text:style-name="P28"><text:span text:style-name="T26">Seminerin konusu (char)</text:span></text:p>
                      </text:list-item>
                      <text:list-item>
                        <text:p text:style-name="P28"><text:span text:style-name="T26">Seminerin tarihi (timestamp)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19">İ</text:span><text:span text:style-name="T20">li</text:span><text:span text:style-name="T19">ş</text:span><text:span text:style-name="T20">kisel veritabanlar</text:span><text:span text:style-name="T19">ı</text:span><text:span text:style-name="T20">nda bu “kümeye” ya da tabloya eklenen tüm kay</text:span><text:span text:style-name="T19">ı</text:span><text:span text:style-name="T20">tlar ayn</text:span><text:span text:style-name="T19">ı</text:span><text:span text:style-name="T20"> yapıda olmal</text:span><text:span text:style-name="T19">ı</text:span><text:span text:style-name="T20">d</text:span><text:span text:style-name="T19">ı</text:span><text:span text:style-name="T20">rlar</text:span><text:span text:style-name="T19">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5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İlişkisel Veritabanı</text:span></text:p>
          </draw:text-box>
        </draw:frame>
        <draw:frame presentation:style-name="pr13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29"><text:span text:style-name="T27">{ “Veritabanlarına Giriş”, “2002-06-12”}</text:span><text:span text:style-name="T28"> </text:span></text:p>
                <text:list>
                  <text:list-item>
                    <text:p text:style-name="P29"><text:span text:style-name="T29"><text:s/></text:span><text:span text:style-name="T29">eksik bile</text:span><text:span text:style-name="T30">ş</text:span><text:span text:style-name="T29">en</text:span></text:p>
                  </text:list-item>
                </text:list>
              </text:list-item>
            </text:list>
            <text:p text:style-name="P30"><text:span text:style-name="T27"/></text:p>
            <text:list text:continue-numbering="true" text:style-name="L3">
              <text:list-item>
                <text:p text:style-name="P29"><text:span text:style-name="T27">{“10”, “Veritabanlarına Giriş”, “2002-06-12” , “Devrim GÜNDÜZ”}</text:span><text:span text:style-name="T31"> </text:span></text:p>
                <text:list>
                  <text:list-item>
                    <text:p text:style-name="P29"><text:span text:style-name="T32"><text:s/></text:span><text:span text:style-name="T29">fazla bile</text:span><text:span text:style-name="T30">ş</text:span><text:span text:style-name="T29">en</text:span></text:p>
                  </text:list-item>
                </text:list>
              </text:list-item>
            </text:list>
            <text:p text:style-name="P30"><text:span text:style-name="T27"/></text:p>
            <text:list text:continue-numbering="true" text:style-name="L3">
              <text:list-item>
                <text:p text:style-name="P29"><text:span text:style-name="T27">{“2002-06-12”, “Veritabanlarına Giriş”, “10”}</text:span><text:span text:style-name="T33"> </text:span></text:p>
                <text:list>
                  <text:list-item>
                    <text:p text:style-name="P29"><text:span text:style-name="T29">yanl</text:span><text:span text:style-name="T30">ış</text:span><text:span text:style-name="T29"> bile</text:span><text:span text:style-name="T30">ş</text:span><text:span text:style-name="T29">en tipleri (yanl</text:span><text:span text:style-name="T30">ış</text:span><text:span text:style-name="T29"> s</text:span><text:span text:style-name="T30">ı</text:span><text:span text:style-name="T29">ra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6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İlişkisel Veritabanı</text:span></text:p>
          </draw:text-box>
        </draw:frame>
        <draw:frame presentation:style-name="pr13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29"><text:span text:style-name="T14">tuple lardan olu</text:span><text:span text:style-name="T15">ş</text:span><text:span text:style-name="T14">an bir tabloda ayn</text:span><text:span text:style-name="T15">ı</text:span><text:span text:style-name="T14"> veriler bulunmaz.(No duplicate record). </text:span></text:p>
                <text:list>
                  <text:list-item>
                    <text:p text:style-name="P29"><text:span text:style-name="T7">İ</text:span><text:span text:style-name="T24">li</text:span><text:span text:style-name="T7">ş</text:span><text:span text:style-name="T24">kisel veritabanlar</text:span><text:span text:style-name="T7">ı</text:span><text:span text:style-name="T24">ndaki herhangi bir tabloda birbiriyle tamamen ayn</text:span><text:span text:style-name="T7">ı</text:span><text:span text:style-name="T24"> iki kay</text:span><text:span text:style-name="T7">ı</text:span><text:span text:style-name="T24">t (row or record) bulunamaz.</text:span></text:p>
                  </text:list-item>
                  <text:list-item>
                    <text:p text:style-name="P29"><text:span text:style-name="T7">Gereksiz sınırlama?</text:span></text:p>
                  </text:list-item>
                </text:list>
              </text:list-item>
              <text:list-item>
                <text:p text:style-name="P29"><text:span text:style-name="T15">Sorun : İki kez aynı ürünün siparişi</text:span></text:p>
              </text:list-item>
              <text:list-item>
                <text:p text:style-name="P29"><text:span text:style-name="T15">Çözüm : Tabloya eklenecek bir fazla bileşen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7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İlişkisel Veritabanı</text:span></text:p>
          </draw:text-box>
        </draw:frame>
        <draw:frame presentation:style-name="pr13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31"><text:span text:style-name="T34">Bir kay</text:span><text:span text:style-name="T35">ı</text:span><text:span text:style-name="T34">ttaki her bir bile</text:span><text:span text:style-name="T35">ş</text:span><text:span text:style-name="T34">en “atomik”, yani bir veri olmal</text:span><text:span text:style-name="T35">ı</text:span><text:span text:style-name="T34">d</text:span><text:span text:style-name="T35">ı</text:span><text:span text:style-name="T34">r</text:span></text:p>
                <text:list>
                  <text:list-item>
                    <text:p text:style-name="P32"><text:span text:style-name="T36">B</text:span><text:span text:style-name="T37">a</text:span><text:span text:style-name="T36">ş</text:span><text:span text:style-name="T37">ka bir kay</text:span><text:span text:style-name="T36">ı</text:span><text:span text:style-name="T37">t ya da di</text:span><text:span text:style-name="T36">ğ</text:span><text:span text:style-name="T37">er bile</text:span><text:span text:style-name="T36">ş</text:span><text:span text:style-name="T37">enlerin listesi olamaz.</text:span></text:p>
                  </text:list-item>
                </text:list>
              </text:list-item>
            </text:list>
            <text:p text:style-name="P33"><text:span text:style-name="T38"/></text:p>
            <text:list text:continue-numbering="true" text:style-name="L3">
              <text:list-item>
                <text:p text:style-name="P34"><text:span text:style-name="T38">T</text:span><text:span text:style-name="T34">ablodaki bile</text:span><text:span text:style-name="T35">ş</text:span><text:span text:style-name="T34">enlerin veri tipleri de üsttekilerle ve dolay</text:span><text:span text:style-name="T35">ı</text:span><text:span text:style-name="T34">s</text:span><text:span text:style-name="T35">ı</text:span><text:span text:style-name="T34">yla tablo tan</text:span><text:span text:style-name="T35">ı</text:span><text:span text:style-name="T34">mlar</text:span><text:span text:style-name="T35">ı</text:span><text:span text:style-name="T34">ndakilerle ayn</text:span><text:span text:style-name="T35">ı</text:span><text:span text:style-name="T34"> olmal</text:span><text:span text:style-name="T35">ı</text:span><text:span text:style-name="T34">d</text:span><text:span text:style-name="T35">ı</text:span><text:span text:style-name="T34">r</text:span><text:span text:style-name="T35">.</text:span></text:p>
                <text:list>
                  <text:list-item>
                    <text:p text:style-name="P35"><text:span text:style-name="T39">V</text:span><text:span text:style-name="T37">eritaban</text:span><text:span text:style-name="T36">ı</text:span><text:span text:style-name="T37"> taraf</text:span><text:span text:style-name="T36">ı</text:span><text:span text:style-name="T37">ndan desteklenen veri tiplerinden biri olmal</text:span><text:span text:style-name="T36">ı</text:span><text:span text:style-name="T37">d</text:span><text:span text:style-name="T36">ır</text:span><text:span text:style-name="T3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8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Ýliþkisel Veritabaný - Anahtarlar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İlişkisel Veritabanı - Anahtarlar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9"><text:span text:style-name="T40">key:</text:span><text:span text:style-name="T15"> </text:span><text:span text:style-name="T14">Birbiriyle e</text:span><text:span text:style-name="T15">ş</text:span><text:span text:style-name="T14"> kay</text:span><text:span text:style-name="T15">ı</text:span><text:span text:style-name="T14">tlar</text:span><text:span text:style-name="T15">ı</text:span><text:span text:style-name="T14"> ay</text:span><text:span text:style-name="T15">ı</text:span><text:span text:style-name="T14">rmak için </text:span><text:span text:style-name="T16">k</text:span><text:span text:style-name="T14">ullan</text:span><text:span text:style-name="T15">ı</text:span><text:span text:style-name="T14">lan bile</text:span><text:span text:style-name="T15">ş</text:span><text:span text:style-name="T14">enler</text:span><text:span text:style-name="T15">dir.</text:span></text:p>
              </text:list-item>
            </text:list>
            <text:p text:style-name="P36"><text:span text:style-name="T14"/></text:p>
            <text:list text:continue-numbering="true" text:style-name="L3">
              <text:list-item>
                <text:p text:style-name="P9"><text:span text:style-name="T41">primary key </text:span><text:span text:style-name="T42">:</text:span><text:span text:style-name="T14">Tablodaki bir kayd</text:span><text:span text:style-name="T15">ı</text:span><text:span text:style-name="T14"> di</text:span><text:span text:style-name="T15">ğ</text:span><text:span text:style-name="T14">er tüm kay</text:span><text:span text:style-name="T15">ı</text:span><text:span text:style-name="T14">tlardan ay</text:span><text:span text:style-name="T15">ı</text:span><text:span text:style-name="T14">rmak için </text:span><text:span text:style-name="T15">kullanılan bileşendir.</text:span></text:p>
                <text:list>
                  <text:list-item>
                    <text:p text:style-name="P9"><text:span text:style-name="T24">“</text:span><text:span text:style-name="T24">unique” yapar. </text:span></text:p>
                  </text:list-item>
                  <text:list-item>
                    <text:p text:style-name="P9"><text:span text:style-name="T24">Tüm ili</text:span><text:span text:style-name="T7">ş</text:span><text:span text:style-name="T24">kisel veritabanlar</text:span><text:span text:style-name="T7">ı</text:span><text:span text:style-name="T24">nda her bir tablo ya da relationda mutlaka primary key olmal</text:span><text:span text:style-name="T7">ı</text:span><text:span text:style-name="T24">d</text:span><text:span text:style-name="T7">ı</text:span><text:span text:style-name="T24">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19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ablolar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Tablolar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6"><text:span text:style-name="T16">Aynı konu ile ilgili olan bilgiler belirlenmelidir.</text:span></text:p>
              </text:list-item>
            </text:list>
            <text:p text:style-name="P37"><text:span text:style-name="T16"/></text:p>
            <text:list text:continue-numbering="true" text:style-name="L3">
              <text:list-item>
                <text:p text:style-name="P17"><text:span text:style-name="T16">Index olarak kullanılacak alanlar, zaman icinde değiştirilebilecek şekilde belirlenir.</text:span></text:p>
              </text:list-item>
            </text:list>
            <text:p text:style-name="P38"><text:span text:style-name="T15"/></text:p>
            <text:list text:continue-numbering="true" text:style-name="L3">
              <text:list-item>
                <text:p text:style-name="P17"><text:span text:style-name="T16">Olası olan en yüksek seviyede yapısal bir şekilde tabloların oluşturulması sağlanmalıdı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20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Veri alanlarý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Veri alanları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6"><text:span text:style-name="T16">Aynı konu ile ilgili alanların kendi tablolarında toplanması sağlanmalı</text:span></text:p>
              </text:list-item>
            </text:list>
            <text:p text:style-name="P38"><text:span text:style-name="T15"/></text:p>
            <text:list text:continue-numbering="true" text:style-name="L3">
              <text:list-item>
                <text:p text:style-name="P17"><text:span text:style-name="T16">Veri tekrarı olmamalı</text:span></text:p>
              </text:list-item>
            </text:list>
            <text:p text:style-name="P38"><text:span text:style-name="T15"/></text:p>
            <text:list text:continue-numbering="true" text:style-name="L3">
              <text:list-item>
                <text:p text:style-name="P17"><text:span text:style-name="T16">Gereksiz alanlar kullanılmamalı</text:span></text:p>
              </text:list-item>
            </text:list>
            <text:p text:style-name="P38"><text:span text:style-name="T15"/></text:p>
            <text:list text:continue-numbering="true" text:style-name="L3">
              <text:list-item>
                <text:p text:style-name="P17"><text:span text:style-name="T16">Alanlar basite indirgenmelidi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21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Veritabanýndan beklenenler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Veritabanından beklenenler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6"><text:span text:style-name="T38">Her düzeyde rapor alınabilme özelliği</text:span></text:p>
              </text:list-item>
            </text:list>
            <text:p text:style-name="P38"><text:span text:style-name="T35"/></text:p>
            <text:list text:continue-numbering="true" text:style-name="L3">
              <text:list-item>
                <text:p text:style-name="P17"><text:span text:style-name="T38">Doğru ve hızlı sonuç verebilme özelliği</text:span></text:p>
              </text:list-item>
            </text:list>
            <text:p text:style-name="P38"><text:span text:style-name="T35"/></text:p>
            <text:list text:continue-numbering="true" text:style-name="L3">
              <text:list-item>
                <text:p text:style-name="P17"><text:span text:style-name="T38">Sorulabilecek bütün sorulara yanıt verebilecek sorgulama dili</text:span></text:p>
              </text:list-item>
            </text:list>
            <text:p text:style-name="P38"><text:span text:style-name="T35"/></text:p>
            <text:list text:continue-numbering="true" text:style-name="L3">
              <text:list-item>
                <text:p text:style-name="P17"><text:span text:style-name="T38">Bilgilerin ve sonuçların tutarlılığı</text:span></text:p>
              </text:list-item>
            </text:list>
            <text:p text:style-name="P38"><text:span text:style-name="T38"/></text:p>
          </draw:text-box>
        </draw:frame>
        <presentation:notes draw:style-name="dp2">
          <draw:page-thumbnail draw:style-name="gr14" draw:layer="layout" svg:width="12.7cm" svg:height="9.525cm" svg:x="3.175cm" svg:y="1.905cm" draw:page-number="22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den Veritabaný?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Neden Veritabanı?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3"><text:span text:style-name="T14">Gerçekten veritaban</text:span><text:span text:style-name="T15">ı</text:span><text:span text:style-name="T14">na gereksinmeniz var m</text:span><text:span text:style-name="T15">ı</text:span><text:span text:style-name="T14">? </text:span></text:p>
              </text:list-item>
            </text:list>
            <text:p text:style-name="P39"><text:span text:style-name="T14"/></text:p>
            <text:list text:continue-numbering="true" text:style-name="L3">
              <text:list-item>
                <text:p text:style-name="P40"><text:span text:style-name="T14">Veritabanlar</text:span><text:span text:style-name="T15">ı</text:span><text:span text:style-name="T14">, verilerin saklanmas</text:span><text:span text:style-name="T15">ı</text:span><text:span text:style-name="T14"> ve yönetilmesi için kullan</text:span><text:span text:style-name="T15">ı</text:span><text:span text:style-name="T14">lmal</text:span><text:span text:style-name="T15">ı</text:span><text:span text:style-name="T14">d</text:span><text:span text:style-name="T15">ı</text:span><text:span text:style-name="T14">r</text:span><text:span text:style-name="T16">.</text:span></text:p>
              </text:list-item>
            </text:list>
            <text:p text:style-name="P39"><text:span text:style-name="T14"/></text:p>
            <text:list text:continue-numbering="true" text:style-name="L3">
              <text:list-item>
                <text:p text:style-name="P40"><text:span text:style-name="T14">Küçük bilgiler için metin dosyalar</text:span><text:span text:style-name="T15">ı</text:span><text:span text:style-name="T14"> yeterli </text:span><text:span text:style-name="T16">olabilir.</text:span></text:p>
              </text:list-item>
            </text:list>
            <text:p text:style-name="P39"><text:span text:style-name="T16"/></text:p>
            <text:list text:continue-numbering="true" text:style-name="L3">
              <text:list-item>
                <text:p text:style-name="P40"><text:span text:style-name="T16">Amacınızın iyi belirlenmesi gereki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23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Neden Veritabanı?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6"><text:span text:style-name="T14">Veri sadece bir konuyu içeren bir listenin içinde mi?</text:span></text:p>
              </text:list-item>
            </text:list>
            <text:p text:style-name="P38"><text:span text:style-name="T16"/></text:p>
            <text:list text:continue-numbering="true" text:style-name="L3">
              <text:list-item>
                <text:p text:style-name="P17"><text:span text:style-name="T14">Sorun karma</text:span><text:span text:style-name="T15">şı</text:span><text:span text:style-name="T14">k m</text:span><text:span text:style-name="T15">ı</text:span><text:span text:style-name="T14">?</text:span></text:p>
              </text:list-item>
            </text:list>
            <text:p text:style-name="P38"><text:span text:style-name="T16"/></text:p>
            <text:list text:continue-numbering="true" text:style-name="L3">
              <text:list-item>
                <text:p text:style-name="P17"><text:span text:style-name="T15">İ</text:span><text:span text:style-name="T14">statiksel bir analiz mi yapmak istiyorsunuz?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24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Neden Veritabanı?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6"><text:span text:style-name="T34">Bir yönetim mi yapacaks</text:span><text:span text:style-name="T35">ı</text:span><text:span text:style-name="T34">n</text:span><text:span text:style-name="T35">ı</text:span><text:span text:style-name="T34">z?</text:span></text:p>
              </text:list-item>
            </text:list>
            <text:p text:style-name="P38"><text:span text:style-name="T35"/></text:p>
            <text:p text:style-name="P38"><text:span text:style-name="T38"/></text:p>
            <text:list text:continue-numbering="true" text:style-name="L3">
              <text:list-item>
                <text:p text:style-name="P17"><text:span text:style-name="T34">Metinsel veritabanlar</text:span><text:span text:style-name="T35">ı </text:span></text:p>
              </text:list-item>
            </text:list>
            <text:p text:style-name="P38"><text:span text:style-name="T35"/></text:p>
            <text:p text:style-name="P38"><text:span text:style-name="T38"/></text:p>
            <text:list text:continue-numbering="true" text:style-name="L3">
              <text:list-item>
                <text:p text:style-name="P17"><text:span text:style-name="T34">Kullan</text:span><text:span text:style-name="T35">ı</text:span><text:span text:style-name="T34">m kolayl</text:span><text:span text:style-name="T35">ığı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25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Neden Veritabanı?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6"><text:span text:style-name="T34">Bilimsel formüllere gereksinmeniz olacak m</text:span><text:span text:style-name="T35">ı</text:span><text:span text:style-name="T34">?</text:span></text:p>
              </text:list-item>
            </text:list>
            <text:p text:style-name="P38"><text:span text:style-name="T38"/></text:p>
            <text:list text:continue-numbering="true" text:style-name="L3">
              <text:list-item>
                <text:p text:style-name="P17"><text:span text:style-name="T34">Veriyi payla</text:span><text:span text:style-name="T35">ş</text:span><text:span text:style-name="T34">ma gereksinmeniz olacak m</text:span><text:span text:style-name="T35">ı</text:span><text:span text:style-name="T34">?</text:span></text:p>
              </text:list-item>
            </text:list>
            <text:p text:style-name="P38"><text:span text:style-name="T38"/></text:p>
            <text:list text:continue-numbering="true" text:style-name="L3">
              <text:list-item>
                <text:p text:style-name="P17"><text:span text:style-name="T34">Veriyi webde sunacak m</text:span><text:span text:style-name="T35">ısını</text:span><text:span text:style-name="T34">z?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26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 Veritabaný Çeþitleri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<text:s/></text:span><text:span text:style-name="T19">Veritabanı Çeşitleri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11">
              <text:list-item>
                <text:p text:style-name="P16"><text:span text:style-name="T16">Öncelikle ne yapılacağına karar verilmelidir:</text:span></text:p>
              </text:list-item>
            </text:list>
            <text:p text:style-name="P41"><text:span text:style-name="T16"/></text:p>
            <text:list text:style-name="L13">
              <text:list-item>
                <text:list>
                  <text:list-item>
                    <text:p text:style-name="P17"><text:span text:style-name="T17">Bu veritabanı ile neler yapacaksınız? Küçük bir şirket çalışanlarının özel bilgileri mi tutulacak, yoksa büyük bir şirketin binlerce müşterilerinin bilgileri mi? </text:span></text:p>
                  </text:list-item>
                  <text:list-item>
                    <text:p text:style-name="P17"><text:span text:style-name="T17">Sitenizi günde kaç kişi ziyaret edecek?</text:span></text:p>
                  </text:list-item>
                </text:list>
              </text:list-item>
            </text:list>
            <text:p text:style-name="P42"><text:span text:style-name="T17"/></text:p>
          </draw:text-box>
        </draw:frame>
        <presentation:notes draw:style-name="dp2">
          <draw:page-thumbnail draw:style-name="gr14" draw:layer="layout" svg:width="12.7cm" svg:height="9.525cm" svg:x="3.175cm" svg:y="1.905cm" draw:page-number="27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<text:s/></text:span><text:span text:style-name="T19">Veritabanı Çeşitleri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15">
              <text:list-item>
                <text:p text:style-name="P16"><text:span text:style-name="T16">Aynı anda kaç işlem yapılacak? </text:span><text:span text:style-name="T16"><text:line-break/></text:span><text:span text:style-name="T16"/></text:p>
              </text:list-item>
            </text:list>
            <text:list text:style-name="L16">
              <text:list-item>
                <text:p text:style-name="P17"><text:span text:style-name="T16">Güvenlik ne ölçüde olacak? </text:span><text:span text:style-name="T16"><text:line-break/></text:span><text:span text:style-name="T16"/></text:p>
              </text:list-item>
              <text:list-item>
                <text:p text:style-name="P17"><text:span text:style-name="T16">Verilerinizin güvenliği ne ölçüde olacak? 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28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QL Nedir?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SQL Nedir?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17"><text:span text:style-name="T15">SQL: Structured Query Language</text:span></text:p>
              </text:list-item>
              <text:list-item>
                <text:p text:style-name="P17"><text:span text:style-name="T16">V</text:span><text:span text:style-name="T14">eritaban</text:span><text:span text:style-name="T15">ı</text:span><text:span text:style-name="T14"> dilidir. </text:span></text:p>
              </text:list-item>
              <text:list-item>
                <text:p text:style-name="P17"><text:span text:style-name="T15">V</text:span><text:span text:style-name="T14">eri eklerken, silerken, güncellerken veya sorgularken kullan</text:span><text:span text:style-name="T15">ılır</text:span><text:span text:style-name="T14">. </text:span></text:p>
              </text:list-item>
              <text:list-item>
                <text:p text:style-name="P18"><text:span text:style-name="T16">ANSI ve ISO s</text:span><text:span text:style-name="T14">tandar</text:span><text:span text:style-name="T16">dıdır</text:span><text:span text:style-name="T14">.</text:span><text:span text:style-name="T17"> </text:span></text:p>
              </text:list-item>
              <text:list-item>
                <text:p text:style-name="P17"><text:span text:style-name="T16">Select, Delete, Update, Insert</text:span></text:p>
              </text:list-item>
            </text:list>
            <text:p text:style-name="P38"><text:span text:style-name="T16"/></text:p>
          </draw:text-box>
        </draw:frame>
        <presentation:notes draw:style-name="dp2">
          <draw:page-thumbnail draw:style-name="gr14" draw:layer="layout" svg:width="12.7cm" svg:height="9.525cm" svg:x="3.175cm" svg:y="1.905cm" draw:page-number="29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tabanı Yaratma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CREATE DATABASE veritabanı_adı;</text:p>
              </text:list-item>
              <text:list-item>
                <text:p text:style-name="P1"/>
              </text:list-item>
              <text:list-item>
                <text:p text:style-name="P1">veritabanı_adı adıyla boş bir veritabanı oluşturur.</text:p>
              </text:list-item>
              <text:list-item>
                <text:p text:style-name="P1"/>
              </text:list-item>
              <text:list-item>
                <text:p text:style-name="P1">Örnek:</text:p>
                <text:list>
                  <text:list-item>
                    <text:p text:style-name="P1">Test1=# CREATE DATABASE lkd;</text:p>
                  </text:list-item>
                  <text:list-item>
                    <text:p text:style-name="P1">CREAT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0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tabanı kaldırma (silme)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DROP DATABASE</text:p>
                <text:list>
                  <text:list-item>
                    <text:p text:style-name="P1"><text:span text:style-name="T19">test1=# DROP DATABASE lkd;</text:span></text:p>
                  </text:list-item>
                  <text:list-item>
                    <text:p text:style-name="P1"><text:span text:style-name="T19">DROP DATABASE</text:span></text:p>
                  </text:list-item>
                </text:list>
              </text:list-item>
              <text:list-item>
                <text:p text:style-name="P1"><text:span text:style-name="T19"/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1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Tablo yaratma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Tablo yaratmak için, CREATE TABLE kullanılır. </text:p>
              </text:list-item>
              <text:list-item>
                <text:p text:style-name="P1">Tablo yaratırken, tablonun içindeki kolonlar da yaratılır. Yaratılan kolonların veri tipleri, veritabanı sunucusunda tanımlı veritipleri olmalıdır.</text:p>
              </text:list-item>
              <text:list-item>
                <text:p text:style-name="P1">Bu alanlar, daha sonra değiştirilebilir.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2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Tablo yaratma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17">
              <text:list-item>
                <text:p text:style-name="P1"><text:span text:style-name="T19">PostgreSQL:</text:span><text:span text:style-name="T19"><text:line-break/></text:span><text:span text:style-name="T43">CREATE TABLE <text:s/>bolumler</text:span><text:span text:style-name="T43"><text:line-break/></text:span><text:span text:style-name="T43">(</text:span><text:span text:style-name="T43"><text:line-break/></text:span><text:span text:style-name="T43"><text:tab/></text:span><text:span text:style-name="T43">sira_no SERIAL UNIQUE,</text:span><text:span text:style-name="T43"><text:line-break/></text:span><text:span text:style-name="T43"><text:tab/></text:span><text:span text:style-name="T43">bolum_no int2 PRIMARY KEY,</text:span><text:span text:style-name="T43"><text:line-break/></text:span><text:span text:style-name="T43"><text:tab/></text:span><text:span text:style-name="T43">bolum_adi varchar(30)</text:span><text:span text:style-name="T43"><text:line-break/></text:span><text:span text:style-name="T43">);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3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Tablo yaratma</text:p>
          </draw:text-box>
        </draw:frame>
        <draw:frame presentation:style-name="pr15" draw:text-style-name="P10" draw:layer="layout" svg:width="20.315cm" svg:height="12.006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4">NOTICE: <text:s/>CREATE TABLE will create implicit sequence 'bolumler_sira_no_seq' for SERIAL column 'bolumler.sira_no'</text:span></text:p>
              </text:list-item>
              <text:list-item>
                <text:p text:style-name="P1"><text:span text:style-name="T44">NOTICE: <text:s/>CREATE TABLE / PRIMARY KEY will create implicit index 'bolumler_pkey' for table 'bolumler'</text:span></text:p>
              </text:list-item>
              <text:list-item>
                <text:p text:style-name="P1"><text:span text:style-name="T44">NOTICE: <text:s/>CREATE TABLE / UNIQUE will create implicit index 'bolumler_sira_no_key' for table 'bolumler'</text:span></text:p>
              </text:list-item>
              <text:list-item>
                <text:p text:style-name="P1"><text:span text:style-name="T44">CREATE TABLE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4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Tablo yaratma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17">
              <text:list-item>
                <text:p text:style-name="P1"><text:span text:style-name="T19">MySQL:</text:span><text:span text:style-name="T19"><text:line-break/></text:span><text:span text:style-name="T43">CREATE TABLE <text:s/>‘bolumler’</text:span><text:span text:style-name="T43"><text:line-break/></text:span><text:span text:style-name="T43">(</text:span><text:span text:style-name="T43"><text:line-break/></text:span><text:span text:style-name="T43"> <text:s text:c="3"/>sira_no auto_increment,</text:span><text:span text:style-name="T43"><text:line-break/></text:span><text:span text:style-name="T43"><text:tab/></text:span><text:span text:style-name="T43">bolum_no smallint PRIMARY KEY,</text:span><text:span text:style-name="T43"><text:line-break/></text:span><text:span text:style-name="T43"><text:tab/></text:span><text:span text:style-name="T43">bolum_adi varchar(30)</text:span><text:span text:style-name="T43"><text:line-break/></text:span><text:span text:style-name="T43">);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5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Tabloya veri girme</text:p>
          </draw:text-box>
        </draw:frame>
        <draw:frame presentation:style-name="pr16" draw:text-style-name="P10" draw:layer="layout" svg:width="20.315cm" svg:height="11.431cm" svg:x="3.806cm" svg:y="5.076cm" presentation:class="outline" presentation:user-transformed="true">
          <draw:text-box>
            <text:list text:style-name="L18">
              <text:list-item>
                <text:p text:style-name="P1"><text:span text:style-name="T45">INSERT INTO &lt;tablo&gt; VALUES (&lt;değerler&gt;)</text:span><text:span text:style-name="T45"><text:line-break/></text:span><text:span text:style-name="T45"><text:line-break/></text:span><text:span text:style-name="T45">&lt;tablo&gt; ile verilen tabloya &lt;değerler&gt; i girer.</text:span><text:span text:style-name="T45"><text:line-break/></text:span><text:span text:style-name="T45"/></text:p>
              </text:list-item>
              <text:list-item>
                <text:p text:style-name="P1"><text:span text:style-name="T45">INSERT INTO &lt;tablo&gt; &lt;alanlar&gt;VALUES (&lt;değerler&gt;)</text:span><text:span text:style-name="T45"><text:line-break/></text:span><text:span text:style-name="T45">&lt;tablo&gt; ile verilen tablonun &lt;alanlar&gt; ile belirtilen alanlarına &lt;degerler&gt; i gire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6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Tabloya veri girm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INSERT INTO bolumler <text:line-break/><text:tab/>VALUES (1, '12', 'Matematik');</text:p>
              </text:list-item>
              <text:list-item>
                <text:p text:style-name="P1">INSERT INTO bolumler (bolum_no, bolum_adi) <text:line-break/><text:tab/>VALUES ('13', 'Matematik');</text:p>
                <text:list>
                  <text:list-item>
                    <text:p text:style-name="P1">sira_no alanına, daha önceden yaratılmış sequence içindeki değer girilir, ardından değer 1 arttırılır.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7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 Sorgulama</text:p>
          </draw:text-box>
        </draw:frame>
        <draw:frame presentation:style-name="pr17" draw:text-style-name="P10" draw:layer="layout" svg:width="20.315cm" svg:height="11.431cm" svg:x="3.806cm" svg:y="5.076cm" presentation:class="outline" presentation:user-transformed="true">
          <draw:text-box>
            <text:list text:style-name="L17">
              <text:list-item>
                <text:p text:style-name="P1"><text:span text:style-name="T19">SELECT &lt;kolonlar&gt; from &lt;tablo&gt;;</text:span><text:span text:style-name="T19"><text:line-break/></text:span><text:span text:style-name="T19"/></text:p>
              </text:list-item>
              <text:list-item>
                <text:p text:style-name="P1"><text:span text:style-name="T19">&lt;tablo&gt; adındaki tablodan belirtilen &lt;kolonlar&gt; ı seçer.</text:span></text:p>
              </text:list-item>
              <text:list-item>
                <text:p text:style-name="P1"><text:span text:style-name="T19">Kolonlar yerine, * konursa, o tablodaki tüm alanlar seçili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8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 Sorgulama</text:p>
          </draw:text-box>
        </draw:frame>
        <draw:frame presentation:style-name="pr18" draw:text-style-name="P10" draw:layer="layout" svg:width="20.315cm" svg:height="11.524cm" svg:x="3.806cm" svg:y="5.076cm" presentation:class="outline" presentation:user-transformed="true">
          <draw:text-box>
            <text:list text:style-name="L3">
              <text:list-item>
                <text:p text:style-name="P1">SELECT * FROM bolumler;<text:line-break/>bolumler tablosundaki tüm kolonları seçer:<text:line-break/><text:span text:style-name="T46">test=# SELECT * FROM bolumler ;</text:span></text:p>
              </text:list-item>
              <text:list-item>
                <text:p text:style-name="P1"><text:span text:style-name="T46"><text:s/></text:span><text:span text:style-name="T46">sira_no | bolum_no | <text:s text:c="7"/>bolum_adi</text:span></text:p>
              </text:list-item>
              <text:list-item>
                <text:p text:style-name="P1"><text:span text:style-name="T46">---------+-------------+--------------------------</text:span></text:p>
              </text:list-item>
              <text:list-item>
                <text:p text:style-name="P1"><text:span text:style-name="T46"><text:s text:c="7"/></text:span><text:span text:style-name="T46">1 <text:s text:c="3"/>| <text:s text:c="6"/>12 <text:s text:c="6"/>| Matematik</text:span></text:p>
              </text:list-item>
              <text:list-item>
                <text:p text:style-name="P1"><text:span text:style-name="T46"><text:s text:c="7"/></text:span><text:span text:style-name="T46">2 <text:s text:c="3"/>| <text:s text:c="6"/>13 <text:s text:c="6"/>| Fizik Mühendisliği</text:span></text:p>
              </text:list-item>
              <text:list-item>
                <text:p text:style-name="P1"><text:span text:style-name="T46"><text:s text:c="7"/></text:span><text:span text:style-name="T46">3 <text:s text:c="3"/>| <text:s text:c="6"/>14 <text:s text:c="6"/>| Bilgisayar Programcılığı</text:span></text:p>
              </text:list-item>
              <text:list-item>
                <text:p text:style-name="P1"><text:span text:style-name="T46">(3 rows)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39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 Sorgulama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7">test=# SELECT bolum_no, bolum_adi FROM bolumler ;</text:span><text:span text:style-name="T47"><text:line-break/></text:span><text:span text:style-name="T47"> bolum_no | <text:s text:c="7"/>bolum_adi</text:span><text:span text:style-name="T47"><text:line-break/></text:span><text:span text:style-name="T47">-------------+--------------------------</text:span><text:span text:style-name="T47"><text:line-break/></text:span><text:span text:style-name="T47"> <text:s text:c="6"/>12 <text:s text:c="6"/>| Matematik</text:span><text:span text:style-name="T47"><text:line-break/></text:span><text:span text:style-name="T47"> <text:s text:c="6"/>13 <text:s text:c="6"/>| Fizik Mühendisliği</text:span><text:span text:style-name="T47"><text:line-break/></text:span><text:span text:style-name="T47"> <text:s text:c="6"/>14 <text:s text:c="6"/>| Bilgisayar Programcılığı</text:span><text:span text:style-name="T47"><text:line-break/></text:span><text:span text:style-name="T47">(3 rows)</text:span><text:span text:style-name="T47"><text:line-break/></text:span><text:span text:style-name="T47">test=#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0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<text:span text:style-name="T19">Tekrarsız veri sorgulama</text:span>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SELECT DISTINCT &lt;kolon&gt; FROM &lt;tablo&gt;;<text:line-break/>&lt;tablo&gt; tablosundaki &lt;kolon&gt; kolonunun tekil değerlerini seçer.<text:line-break/></text:p>
              </text:list-item>
              <text:list-item>
                <text:p text:style-name="P1"><text:span text:style-name="T47">test=# CREATE TABLE dersler2 (</text:span><text:span text:style-name="T47"><text:line-break/></text:span><text:span text:style-name="T47">test(# ders_no int2</text:span><text:span text:style-name="T47"><text:line-break/></text:span><text:span text:style-name="T47">test(# ders_adi varchar(40)</text:span><text:span text:style-name="T47"><text:line-break/></text:span><text:span text:style-name="T47">test(# );</text:span><text:span text:style-name="T47"><text:line-break/></text:span><text:span text:style-name="T47"/></text:p>
              </text:list-item>
              <text:list-item>
                <text:p text:style-name="P1"><text:span text:style-name="T47">CREATE TABLE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1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<text:span text:style-name="T19">Tekrarsız veri sorgulama</text:span>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test=# SELECT * from dersler ;<text:line-break/>ders_no | ders_adi<text:line-break/>---------+-----------<text:line-break/> <text:s text:c="6"/>1 <text:s text:c="3"/>| Fizik<text:line-break/> <text:s text:c="6"/>1 <text:s text:c="3"/>| Fizik<text:line-break/> <text:s text:c="6"/>3 <text:s text:c="3"/>| Matematik<text:line-break/>(3 rows)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2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<text:span text:style-name="T19">Tekrarsız veri sorgulama</text:span></text:p>
          </draw:text-box>
        </draw:frame>
        <draw:frame presentation:style-name="pr14" draw:text-style-name="P43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8">test=# SELECT DISTINCT(ders_adi) FROM dersler;</text:span><text:span text:style-name="T48"><text:line-break/></text:span><text:span text:style-name="T48"><text:line-break/></text:span><text:span text:style-name="T48">ders_adi</text:span><text:span text:style-name="T48"><text:line-break/></text:span><text:span text:style-name="T48">-----------</text:span><text:span text:style-name="T48"><text:line-break/></text:span><text:span text:style-name="T48"> Fizik</text:span><text:span text:style-name="T48"><text:line-break/></text:span><text:span text:style-name="T48"> Matematik</text:span><text:span text:style-name="T48"><text:line-break/></text:span><text:span text:style-name="T48">(2 rows)</text:span><text:span text:style-name="T48"><text:line-break/></text:span><text:span text:style-name="T48"/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3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<text:span text:style-name="T19">Tekrarsız veri sorgulama</text:span></text:p>
          </draw:text-box>
        </draw:frame>
        <draw:frame presentation:style-name="pr14" draw:text-style-name="P44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6">test=# SELECT DISTINCT(ders_adi),ders_no FROM dersler2;</text:span><text:span text:style-name="T46"><text:line-break/></text:span><text:span text:style-name="T46"> ders_adi <text:s text:c="4"/>| ders_no</text:span><text:span text:style-name="T46"><text:line-break/></text:span><text:span text:style-name="T46">--------------+---------</text:span><text:span text:style-name="T46"><text:line-break/></text:span><text:span text:style-name="T46"> Fizik <text:s text:c="9"/>| <text:s text:c="6"/>1</text:span><text:span text:style-name="T46"><text:line-break/></text:span><text:span text:style-name="T46"> Matematik | <text:s text:c="6"/>1</text:span><text:span text:style-name="T46"><text:line-break/></text:span><text:span text:style-name="T46">(2 rows)</text:span><text:span text:style-name="T46"><text:line-break/>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4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Sıralamalı Sorgulama</text:p>
          </draw:text-box>
        </draw:frame>
        <draw:frame presentation:style-name="pr19" draw:text-style-name="P10" draw:layer="layout" svg:width="20.315cm" svg:height="11.431cm" svg:x="3.806cm" svg:y="5.076cm" presentation:class="outline" presentation:user-transformed="true">
          <draw:text-box>
            <text:list text:style-name="L17">
              <text:list-item>
                <text:p text:style-name="P1"><text:span text:style-name="T19">SELECT &lt;kolonlar&gt; FROM &lt;tablo&gt;</text:span><text:span text:style-name="T19"><text:line-break/></text:span><text:span text:style-name="T19">ORDER BY &lt;alan&gt; [ASC|DESC]</text:span><text:span text:style-name="T19"><text:line-break/></text:span><text:span text:style-name="T19"/></text:p>
              </text:list-item>
              <text:list-item>
                <text:p text:style-name="P1"><text:span text:style-name="T19">&lt;alan&gt;’a göre artan/azalan sıralamada seçim yapar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5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Sıralamalı Sorgulama</text:p>
          </draw:text-box>
        </draw:frame>
        <draw:frame presentation:style-name="pr14" draw:text-style-name="P45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7">test=# SELECT * from bolumler ORDER BY bolum_no ASC;</text:span><text:span text:style-name="T47"><text:line-break/></text:span><text:span text:style-name="T47"> sira_no | bolum_no <text:s/>| <text:s text:c="7"/>bolum_adi</text:span><text:span text:style-name="T47"><text:line-break/></text:span><text:span text:style-name="T47">----------+-------------+----------------------</text:span><text:span text:style-name="T47"><text:line-break/></text:span><text:span text:style-name="T47"> <text:s text:c="6"/>1 <text:s text:c="4"/>| <text:s text:c="6"/>12 <text:s text:c="7"/>| Matematik</text:span><text:span text:style-name="T47"><text:line-break/></text:span><text:span text:style-name="T47"> <text:s text:c="6"/>2 <text:s text:c="4"/>| <text:s text:c="6"/>13 <text:s text:c="7"/>| Fizik Mühendisliği</text:span><text:span text:style-name="T47"><text:line-break/></text:span><text:span text:style-name="T47"> <text:s text:c="6"/>3 <text:s text:c="4"/>| <text:s text:c="6"/>14 <text:s text:c="7"/>| Bilgisayar Programcılığı</text:span><text:span text:style-name="T47"><text:line-break/></text:span><text:span text:style-name="T47">(3 rows)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6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Sıralamalı Sorgulama</text:p>
          </draw:text-box>
        </draw:frame>
        <draw:frame presentation:style-name="pr14" draw:text-style-name="P45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7">test=# SELECT * from bolumler ORDER BY bolum_no DESC;</text:span><text:span text:style-name="T47"><text:line-break/></text:span><text:span text:style-name="T47"> sira_no | bolum_no | <text:s text:c="7"/>bolum_adi</text:span><text:span text:style-name="T47"><text:line-break/></text:span><text:span text:style-name="T47">----------+-------------+--------------------------</text:span><text:span text:style-name="T47"><text:line-break/></text:span><text:span text:style-name="T47"> <text:s text:c="6"/>3 <text:s text:c="4"/>| <text:s text:c="6"/>14 <text:s text:c="7"/>| Bilgisayar Programcılığı</text:span><text:span text:style-name="T47"><text:line-break/></text:span><text:span text:style-name="T47"> <text:s text:c="6"/>2 <text:s text:c="4"/>| <text:s text:c="6"/>13 <text:s text:c="7"/>| Fizik Mühendisliği</text:span><text:span text:style-name="T47"><text:line-break/></text:span><text:span text:style-name="T47"> <text:s text:c="6"/>1 <text:s text:c="4"/>| <text:s text:c="6"/>12 <text:s text:c="7"/>| Matematik</text:span><text:span text:style-name="T47"><text:line-break/></text:span><text:span text:style-name="T47">(3 rows)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7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Koşula Bağlı Sorgulama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17">
              <text:list-item>
                <text:p text:style-name="P1"><text:span text:style-name="T19">SELECT &lt;kolonlar&gt; FROM &lt;tablo&gt;</text:span><text:span text:style-name="T19"><text:line-break/></text:span><text:span text:style-name="T19">WHERE &lt;alan&gt; &lt;operatör&gt; &lt;değer&gt;</text:span><text:span text:style-name="T19"><text:line-break/></text:span><text:span text:style-name="T19"/></text:p>
              </text:list-item>
              <text:list-item>
                <text:p text:style-name="P1"><text:span text:style-name="T49">&lt;tablo&gt; ile belirtilen <text:s/>tablodaki &lt;kolonlar&gt; ı, &lt;alan&gt; alanın &lt;operatör&gt; ve &lt;değer&gt; ile belirtilen koşullara uyan değer(ler)e göre seçer.</text:span><text:span text:style-name="T49"><text:line-break/></text:span><text:span text:style-name="T49">Eğer uyan bir kayıt yoksa, sonucu boş döndürü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8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Koşula bağlı sorgulama</text:p>
          </draw:text-box>
        </draw:frame>
        <draw:frame presentation:style-name="pr20" draw:text-style-name="P10" draw:layer="layout" svg:width="20.315cm" svg:height="11.488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7">test=# SELECT * FROM bolumler WHERE bolum_adi = 'Fizik Mühendisliği'; </text:span><text:span text:style-name="T47"><text:line-break/></text:span><text:span text:style-name="T47"> sira_no | bolum_no | <text:s text:c="4"/>bolum_adi</text:span><text:span text:style-name="T47"><text:line-break/></text:span><text:span text:style-name="T47">----------+------------+-----------------------</text:span><text:span text:style-name="T47"><text:line-break/></text:span><text:span text:style-name="T47"> <text:s text:c="6"/>2 <text:s text:c="4"/>| <text:s text:c="6"/>13 <text:s text:c="5"/>| Fizik Mühendisliği</text:span><text:span text:style-name="T47"><text:line-break/></text:span><text:span text:style-name="T47">(1 row)</text:span></text:p>
              </text:list-item>
              <text:list-item>
                <text:p text:style-name="P1"><text:span text:style-name="T47">test=# SELECT * FROM dersler WHERE ders_adi = 'Fizik';</text:span><text:span text:style-name="T47"><text:line-break/></text:span><text:span text:style-name="T47"> ders_no | ders_adi</text:span><text:span text:style-name="T47"><text:line-break/></text:span><text:span text:style-name="T47">----------+----------</text:span><text:span text:style-name="T47"><text:line-break/></text:span><text:span text:style-name="T47"> <text:s text:c="6"/>1 <text:s text:c="4"/>| Fizik</text:span><text:span text:style-name="T47"><text:line-break/></text:span><text:span text:style-name="T47"> <text:s text:c="6"/>2 <text:s text:c="4"/>| Fizik</text:span><text:span text:style-name="T47"><text:line-break/></text:span><text:span text:style-name="T47">(2 rows)</text:span><text:span text:style-name="T47"><text:line-break/></text:span><text:span text:style-name="T47"/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49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Koşula bağlı sorgulama</text:p>
          </draw:text-box>
        </draw:frame>
        <draw:frame presentation:style-name="pr21" draw:text-style-name="P10" draw:layer="layout" svg:width="20.315cm" svg:height="11.431cm" svg:x="3.806cm" svg:y="5.076cm" presentation:class="outline" presentation:user-transformed="true">
          <draw:text-box>
            <text:list text:style-name="L8">
              <text:list-item>
                <text:p text:style-name="P1"><text:span text:style-name="T22">Operatörler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19">&lt;</text:span><text:span text:style-name="T19"><text:tab/></text:span><text:span text:style-name="T19"><text:tab/></text:span><text:span text:style-name="T19">Küçük</text:span></text:p>
                  </text:list-item>
                  <text:list-item>
                    <text:p text:style-name="P1"><text:span text:style-name="T19">&gt;</text:span><text:span text:style-name="T19"><text:tab/></text:span><text:span text:style-name="T19"><text:tab/></text:span><text:span text:style-name="T19">Büyük</text:span></text:p>
                  </text:list-item>
                  <text:list-item>
                    <text:p text:style-name="P1"><text:span text:style-name="T19">=</text:span><text:span text:style-name="T19"><text:tab/></text:span><text:span text:style-name="T19"><text:tab/></text:span><text:span text:style-name="T19">Eşit</text:span></text:p>
                  </text:list-item>
                  <text:list-item>
                    <text:p text:style-name="P1"><text:span text:style-name="T19">&lt;=</text:span><text:span text:style-name="T19"><text:tab/></text:span><text:span text:style-name="T19"><text:tab/></text:span><text:span text:style-name="T19">Küçük Eşit</text:span></text:p>
                  </text:list-item>
                  <text:list-item>
                    <text:p text:style-name="P1"><text:span text:style-name="T19">&gt;=</text:span><text:span text:style-name="T19"><text:tab/></text:span><text:span text:style-name="T19"><text:tab/></text:span><text:span text:style-name="T19">Büyük Eşit</text:span></text:p>
                  </text:list-item>
                  <text:list-item>
                    <text:p text:style-name="P1"><text:span text:style-name="T19">&lt;&gt;</text:span><text:span text:style-name="T19"><text:tab/></text:span><text:span text:style-name="T19"><text:tab/></text:span><text:span text:style-name="T19">Eşit Değ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0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Aralık Sorgulaması</text:p>
          </draw:text-box>
        </draw:frame>
        <draw:frame presentation:style-name="pr22" draw:text-style-name="P10" draw:layer="layout" svg:width="20.315cm" svg:height="11.431cm" svg:x="3.806cm" svg:y="5.076cm" presentation:class="outline" presentation:user-transformed="true">
          <draw:text-box>
            <text:list text:style-name="L17">
              <text:list-item>
                <text:p text:style-name="P1"><text:span text:style-name="T19">SELECT &lt;kolonlar&gt; FROM &lt;tablo&gt;WHERE</text:span><text:span text:style-name="T19"><text:line-break/></text:span><text:span text:style-name="T19">&lt;alan&gt; BETWEEN &lt;deger1&gt; AND &lt;deger2&gt;;</text:span><text:span text:style-name="T19"><text:line-break/></text:span><text:span text:style-name="T19"><text:line-break/></text:span><text:span text:style-name="T19">&lt;tablo&gt; tablosundaki kolonları, &lt;alan&gt; alanının &lt;deger1&gt; ve &lt;deger2&gt; arasındaki değerlerini seçer.</text:span></text:p>
              </text:list-item>
              <text:list-item>
                <text:p text:style-name="P1"><text:span text:style-name="T19">Eğer uyan bir kayıt yoksa, sonucu boş döndürür.</text:span><text:span text:style-name="T19"><text:line-break/></text:span><text:span text:style-name="T19"/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1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<text:span text:style-name="T19">Aralık Sorgulaması</text:span>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test=# SELECT * FROM dersler WHERE ders_no BETWEEN 2 AND 3;<text:line-break/> ders_no | ders_adi<text:line-break/>----------+-----------<text:line-break/> <text:s text:c="9"/>2 <text:s/>| Fizik<text:line-break/> <text:s text:c="9"/>3 <text:s/>| Matematik<text:line-break/>(2 rows)<text:line-break/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2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Benzerli sorgulama – LIK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SELECT &lt;kolonlar&gt; FROM &lt;tablo&gt; WHERE &lt;kolon&gt; LIKE '&lt;deger&gt;%';<text:line-break/></text:p>
              </text:list-item>
              <text:list-item>
                <text:p text:style-name="P1"><text:span text:style-name="T48">&lt;tablo&gt; tablosundaki &lt;kolon&gt; kolonundan, değeri &lt;deger&gt; e benzeyen satırları seçer.</text:span></text:p>
              </text:list-item>
              <text:list-item>
                <text:p text:style-name="P1"><text:span text:style-name="T48">Burada % işaretinin yeri önemlidir.</text:span></text:p>
              </text:list-item>
              <text:list-item>
                <text:p text:style-name="P1"><text:span text:style-name="T48">'&lt;deger&gt;%' <text:s/>: &lt;deger&gt; ile başlayıp belirsiz devam eden</text:span></text:p>
              </text:list-item>
              <text:list-item>
                <text:p text:style-name="P1"><text:span text:style-name="T48">'%&lt;deger&gt;' <text:s/>: sonu &lt;deger&gt; ile biten 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3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Benzerli Sorgulama – LIK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test=# SELECT * FROM dersler <text:line-break/>WHERE ders_adi LIKE 'F%'; <text:line-break/> ders_no | <text:s text:c="5"/>ders_adi<text:line-break/>----------+--------------------- <text:s text:c="5"/><text:line-break/> <text:s text:c="4"/>1 <text:s text:c="6"/>| <text:s text:c="6"/>Fizik<text:line-break/> <text:s text:c="4"/>2 <text:s text:c="6"/>| <text:s text:c="6"/>Fizik<text:line-break/> <text:s text:c="4"/>4 <text:s text:c="6"/>| Fortran Programlama<text:line-break/>(3 rows)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4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Benzerli Sorgulama – ILIK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SELECT &lt;kolonlar&gt; FROM &lt;tablo&gt; WHERE &lt;kolon&gt; ILIKE '&lt;deger&gt;%';</text:p>
              </text:list-item>
              <text:list-item>
                <text:p text:style-name="P1">&lt;tablo&gt; tablosundaki &lt;kolon&gt; kolonundan, değeri &lt;deger&gt; e benzeyen satırları seçer. LIKE' tan farkı, büyük-küçük harf ayrımı yapmamasıdır.</text:p>
              </text:list-item>
            </text:list>
            <text:list text:style-name="L17">
              <text:list-item>
                <text:p text:style-name="P1"><text:span text:style-name="T19">Eğer uyan bir kayıt yoksa, sonucu boş döndürü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5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Benzerli Sorgulama – ILIKE</text:p>
          </draw:text-box>
        </draw:frame>
        <draw:frame presentation:style-name="pr14" draw:text-style-name="P44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6">test=# SELECT * FROM dersler WHERE ders_adi ILIKE 'F%';</text:span></text:p>
              </text:list-item>
              <text:list-item>
                <text:p text:style-name="P1"><text:span text:style-name="T46"><text:s/></text:span><text:span text:style-name="T46">ders_no | <text:s text:c="5"/>ders_adi</text:span></text:p>
              </text:list-item>
              <text:list-item>
                <text:p text:style-name="P1"><text:span text:style-name="T46">---------+---------------------</text:span></text:p>
              </text:list-item>
              <text:list-item>
                <text:p text:style-name="P1"><text:span text:style-name="T46"><text:s text:c="7"/></text:span><text:span text:style-name="T46">1 | Fizik</text:span></text:p>
              </text:list-item>
              <text:list-item>
                <text:p text:style-name="P1"><text:span text:style-name="T46"><text:s text:c="7"/></text:span><text:span text:style-name="T46">2 | Fizik</text:span></text:p>
              </text:list-item>
              <text:list-item>
                <text:p text:style-name="P1"><text:span text:style-name="T46"><text:s text:c="7"/></text:span><text:span text:style-name="T46">4 | Fortran Programlama</text:span></text:p>
              </text:list-item>
              <text:list-item>
                <text:p text:style-name="P1"><text:span text:style-name="T46">(3 rows)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6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Benzerli Sorgulama – ILIKE</text:p>
          </draw:text-box>
        </draw:frame>
        <draw:frame presentation:style-name="pr14" draw:text-style-name="P44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6">test=# SELECT * FROM dersler WHERE ders_adi ILIKE 'f%';</text:span></text:p>
              </text:list-item>
              <text:list-item>
                <text:p text:style-name="P1"><text:span text:style-name="T46"><text:s/></text:span><text:span text:style-name="T46">ders_no | <text:s text:c="5"/>ders_adi</text:span></text:p>
              </text:list-item>
              <text:list-item>
                <text:p text:style-name="P1"><text:span text:style-name="T46">---------+---------------------</text:span></text:p>
              </text:list-item>
              <text:list-item>
                <text:p text:style-name="P1"><text:span text:style-name="T46"><text:s text:c="7"/></text:span><text:span text:style-name="T46">1 | Fizik</text:span></text:p>
              </text:list-item>
              <text:list-item>
                <text:p text:style-name="P1"><text:span text:style-name="T46"><text:s text:c="7"/></text:span><text:span text:style-name="T46">2 | Fizik</text:span></text:p>
              </text:list-item>
              <text:list-item>
                <text:p text:style-name="P1"><text:span text:style-name="T46"><text:s text:c="7"/></text:span><text:span text:style-name="T46">4 | Fortran Programlama</text:span></text:p>
              </text:list-item>
              <text:list-item>
                <text:p text:style-name="P1"><text:span text:style-name="T46">(3 rows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 Güncellem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UPDATE &lt;tablo&gt; SET &lt;kolon1&gt;=&lt;deger&gt; ...;<text:line-break/><text:line-break/><text:span text:style-name="T48">&lt;tablo&gt; tablosundaki kolon1 kolonunun “TÜM” değerlerini &lt;deger&gt; yapar.</text:span></text:p>
              </text:list-item>
              <text:list-item>
                <text:p text:style-name="P1"><text:span text:style-name="T48">UPDATE &lt;tablo&gt; ET &lt;kolon1&gt;=&lt;deger&gt; <text:s/>WHERE ...</text:span></text:p>
              </text:list-item>
              <text:list-item>
                <text:p text:style-name="P1"><text:span text:style-name="T48">WHERE ile belirtilen kısıma uyan alanlardaki &lt;kolon1&gt; kolonunun değer(ler)ini &lt;deger&gt; yapar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8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 Güncellem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UPDATE dersler SET ders_adi='Fizik';</text:p>
              </text:list-item>
              <text:list-item>
                <text:p text:style-name="P1">UPDATE dersler SET ders_adi='Fizik 2' WHERE ders_adi='Fizik';</text:p>
              </text:list-item>
              <text:list-item>
                <text:p text:style-name="P1">UPDATE dersler SET ders_adi='Fizik 2' WHERE ders_adi LIKE 'Fi%';</text:p>
              </text:list-item>
              <text:list-item>
                <text:p text:style-name="P1">...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59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 Silm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DELETE FROM &lt;tablo&gt;;<text:line-break/><text:line-break/>&lt;tablo&gt; tablosundaki TÜM kayıtları siler.<text:line-break/><text:line-break/>DELETE FROM &lt;tablo&gt; WHERE &lt;koşul&gt;;<text:line-break/><text:line-break/>&lt;tablo&gt; tablosundan &lt;koşul&gt; koşuluna uyan kayıtları siler.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60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 Silm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test=# DELETE FROM dersler;</text:p>
              </text:list-item>
              <text:list-item>
                <text:p text:style-name="P1">DELETE 4</text:p>
              </text:list-item>
              <text:list-item>
                <text:p text:style-name="P1">test=# SELECT * from dersler;</text:p>
              </text:list-item>
              <text:list-item>
                <text:p text:style-name="P1"><text:s/>ders_no | ders_adi</text:p>
              </text:list-item>
              <text:list-item>
                <text:p text:style-name="P1">---------+----------</text:p>
              </text:list-item>
              <text:list-item>
                <text:p text:style-name="P1">(0 rows)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61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Veri Silme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test=# DELETE from dersler WHERE ders_adi LIKE 'F%';</text:p>
              </text:list-item>
              <text:list-item>
                <text:p text:style-name="P1">DELETE 3</text:p>
              </text:list-item>
              <text:list-item>
                <text:p text:style-name="P1">test=# SELECT * from dersler;</text:p>
              </text:list-item>
              <text:list-item>
                <text:p text:style-name="P1"><text:s/>ders_no | ders_adi</text:p>
              </text:list-item>
              <text:list-item>
                <text:p text:style-name="P1">---------+-----------</text:p>
              </text:list-item>
              <text:list-item>
                <text:p text:style-name="P1"><text:s text:c="7"/>3 | Matematik</text:p>
              </text:list-item>
              <text:list-item>
                <text:p text:style-name="P1">(1 row)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62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Aritmetiksel İfadeler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19">SUM</text:span><text:span text:style-name="T19"><text:tab/></text:span><text:span text:style-name="T19">select sum(brut) from personel</text:span></text:p>
              </text:list-item>
              <text:list-item>
                <text:p text:style-name="P1"><text:span text:style-name="T19">AVG</text:span><text:span text:style-name="T19"><text:tab/></text:span><text:span text:style-name="T19">select avg(net) from personel</text:span></text:p>
              </text:list-item>
              <text:list-item>
                <text:p text:style-name="P1"><text:span text:style-name="T19">MAX</text:span><text:span text:style-name="T19"><text:tab/></text:span><text:span text:style-name="T19">select max(brut) from personel</text:span></text:p>
              </text:list-item>
              <text:list-item>
                <text:p text:style-name="P1"><text:span text:style-name="T19">MIN</text:span><text:span text:style-name="T19"><text:tab/></text:span><text:span text:style-name="T19">select min(brut) from personel</text:span></text:p>
              </text:list-item>
              <text:list-item>
                <text:p text:style-name="P1"><text:span text:style-name="T19">COUNT</text:span><text:span text:style-name="T19"><text:tab/></text:span><text:span text:style-name="T19">select count(*) from personel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63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Index Oluşturmak</text:p>
          </draw:text-box>
        </draw:frame>
        <draw:frame presentation:style-name="pr23" draw:text-style-name="P10" draw:layer="layout" svg:width="20.315cm" svg:height="11.431cm" svg:x="3.806cm" svg:y="5.076cm" presentation:class="outline" presentation:user-transformed="true">
          <draw:text-box>
            <text:list text:style-name="L17">
              <text:list-item>
                <text:p text:style-name="P1"><text:span text:style-name="T19">CREATE INDEX &lt;index adı&gt; ON &lt;tablo&gt; (&lt;kolon&gt;,..)</text:span><text:span text:style-name="T19"><text:line-break/></text:span><text:span text:style-name="T19"><text:line-break/></text:span><text:span text:style-name="T19">&lt;tablo&gt; tablosunda &lt;kolon(lar) ile belirtilen kolonlar üzerinde index oluşturur.</text:span><text:span text:style-name="T19"><text:line-break/></text:span><text:span text:style-name="T19"><text:line-break/></text:span><text:span text:style-name="T19">CREATE INDEX bolum_adi_idx ON bolumler (bolum_no,bolum_adi);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64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Birden fazla tabloda sorgu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SELECT <text:span text:style-name="T19">kolonlar&gt; FROM &lt;tablo1&gt; ,&lt;tablo2&gt; where &lt;tablo1.alan1&gt;=&lt;tablo2.alan2&gt;</text:span></text:p>
              </text:list-item>
            </text:list>
            <text:p text:style-name="P46"><text:span text:style-name="T19"/></text:p>
          </draw:text-box>
        </draw:frame>
        <presentation:notes draw:style-name="dp2">
          <draw:page-thumbnail draw:style-name="gr14" draw:layer="layout" svg:width="12.7cm" svg:height="9.525cm" svg:x="3.175cm" svg:y="1.905cm" draw:page-number="65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Tablo içinde veri harici değişim</text:p>
          </draw:text-box>
        </draw:frame>
        <draw:frame presentation:style-name="pr14" draw:text-style-name="P10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ALTER TABLE &lt;tablo&gt; ...</text:p>
              </text:list-item>
              <text:list-item>
                <text:p text:style-name="P1"><text:span text:style-name="T50">ALTER TABLE [ ONLY ] table [ * ]</text:span></text:p>
              </text:list-item>
              <text:list-item>
                <text:p text:style-name="P1"><text:span text:style-name="T50"><text:s text:c="4"/></text:span><text:span text:style-name="T50">ADD [ COLUMN ] column type [ column_constraint [ ... ] ]</text:span></text:p>
              </text:list-item>
              <text:list-item>
                <text:p text:style-name="P1"><text:span text:style-name="T50">ALTER TABLE [ ONLY ] table [ * ]</text:span></text:p>
              </text:list-item>
              <text:list-item>
                <text:p text:style-name="P1"><text:span text:style-name="T50"><text:s text:c="4"/></text:span><text:span text:style-name="T50">DROP [ COLUMN ] column [ RESTRICT | CASCADE ]</text:span></text:p>
              </text:list-item>
              <text:list-item>
                <text:p text:style-name="P1"><text:span text:style-name="T50">ALTER TABLE [ ONLY ] table [ * ]</text:span></text:p>
              </text:list-item>
              <text:list-item>
                <text:p text:style-name="P1"><text:span text:style-name="T50"><text:s text:c="4"/></text:span><text:span text:style-name="T50">ALTER [ COLUMN ] column { SET DEFAULT value | DROP DEFAULT }</text:span></text:p>
              </text:list-item>
              <text:list-item>
                <text:p text:style-name="P1"><text:span text:style-name="T50">ALTER TABLE [ ONLY ] table [ * ]</text:span></text:p>
              </text:list-item>
              <text:list-item>
                <text:p text:style-name="P1"><text:span text:style-name="T50"><text:s text:c="4"/></text:span><text:span text:style-name="T50">ALTER [ COLUMN ] column { SET | DROP } NOT NULL</text:span></text:p>
              </text:list-item>
              <text:list-item>
                <text:p text:style-name="P1"><text:span text:style-name="T50"/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66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9" draw:text-style-name="P1" draw:layer="layout" svg:width="20.315cm" svg:height="3.176cm" svg:x="3.806cm" svg:y="0.838cm" presentation:class="title">
          <draw:text-box>
            <text:p text:style-name="P1">Tablo içinde veri harici değişim</text:p>
          </draw:text-box>
        </draw:frame>
        <draw:frame presentation:style-name="pr14" draw:text-style-name="P45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1"><text:span text:style-name="T47">ALTER TABLE [ ONLY ] table [ * ]</text:span><text:span text:style-name="T47"><text:line-break/></text:span><text:span text:style-name="T47"> <text:s text:c="3"/>RENAME [ COLUMN ] column TO new_column</text:span></text:p>
              </text:list-item>
              <text:list-item>
                <text:p text:style-name="P1"><text:span text:style-name="T47">ALTER TABLE table <text:s/></text:span><text:span text:style-name="T47"><text:line-break/></text:span><text:span text:style-name="T47"> <text:s text:c="2"/>RENAME TO new_table</text:span></text:p>
              </text:list-item>
              <text:list-item>
                <text:p text:style-name="P1"><text:span text:style-name="T47">ALTER TABLE [ ONLY ] table [ * ]</text:span><text:span text:style-name="T47"><text:line-break/></text:span><text:span text:style-name="T47"> <text:s text:c="3"/>ADD table_constraint</text:span></text:p>
              </text:list-item>
              <text:list-item>
                <text:p text:style-name="P1"><text:span text:style-name="T47">ALTER TABLE [ ONLY ] table [ * ]</text:span><text:span text:style-name="T47"><text:line-break/></text:span><text:span text:style-name="T47"> <text:s text:c="3"/>DROP CONSTRAINT constraint_name [ RESTRICT | CASCADE ]</text:span></text:p>
              </text:list-item>
              <text:list-item>
                <text:p text:style-name="P1"><text:span text:style-name="T47">ALTER TABLE table</text:span><text:span text:style-name="T47"><text:line-break/></text:span><text:span text:style-name="T47"> <text:s text:c="3"/>OWNER TO new_own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67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<text:s/></text:span><text:span text:style-name="T19">Veritabanı Çeşitleri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3">
              <text:list-item>
                <text:p text:style-name="P26"><text:span text:style-name="T17">Y</text:span><text:span text:style-name="T51">anl</text:span><text:span text:style-name="T19">ış</text:span><text:span text:style-name="T51"> bir kan</text:span><text:span text:style-name="T19">ı</text:span><text:span text:style-name="T51"> : “</text:span><text:span text:style-name="T52">Paral</text:span><text:span text:style-name="T53">ı</text:span><text:span text:style-name="T52"> ürünler iyidir, ücretsiz ürünler iyi de</text:span><text:span text:style-name="T53">ğ</text:span><text:span text:style-name="T52">ildir!</text:span><text:span text:style-name="T51">” </text:span></text:p>
                <text:list>
                  <text:list-item>
                    <text:p text:style-name="P18"><text:span text:style-name="T54">Linux</text:span><text:span text:style-name="T55">!</text:span></text:p>
                  </text:list-item>
                </text:list>
              </text:list-item>
              <text:list-item>
                <text:p text:style-name="P18"><text:span text:style-name="T17">B</text:span><text:span text:style-name="T51">ir veritaba</text:span><text:span text:style-name="T19">nını</text:span><text:span text:style-name="T51">n ücretsiz olup olmamas</text:span><text:span text:style-name="T19">ı</text:span><text:span text:style-name="T51">ndan çok i</text:span><text:span text:style-name="T19">ş</text:span><text:span text:style-name="T51">inizi görüp görmeyece</text:span><text:span text:style-name="T19">ğ</text:span><text:span text:style-name="T51">i önemlidir</text:span><text:span text:style-name="T17">.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68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<text:s/></text:span><text:span text:style-name="T19">Veritabanı Çeşitleri</text:span></text:p>
          </draw:text-box>
        </draw:frame>
        <draw:frame presentation:style-name="pr4" draw:text-style-name="P10" draw:layer="layout" svg:width="9.948cm" svg:height="11.43cm" svg:x="2.752cm" svg:y="4.868cm" presentation:class="outline" presentation:user-transformed="true">
          <draw:text-box>
            <text:list text:style-name="L20">
              <text:list-item>
                <text:p text:style-name="P18"><text:span text:style-name="T17">MySQL</text:span></text:p>
              </text:list-item>
              <text:list-item>
                <text:p text:style-name="P18"><text:span text:style-name="T17">IBM DB2</text:span></text:p>
              </text:list-item>
              <text:list-item>
                <text:p text:style-name="P18"><text:span text:style-name="T17">Interbase</text:span></text:p>
              </text:list-item>
              <text:list-item>
                <text:p text:style-name="P18"><text:span text:style-name="T17">Informix</text:span></text:p>
              </text:list-item>
            </text:list>
          </draw:text-box>
        </draw:frame>
        <draw:g>
          <draw:rect draw:style-name="gr16" draw:text-style-name="P20" draw:layer="layout" svg:width="11.223cm" svg:height="11.43cm" svg:x="13.123cm" svg:y="5.08cm">
            <text:p/>
          </draw:rect>
          <draw:frame draw:style-name="gr17" draw:text-style-name="P48" draw:layer="layout" svg:width="11.223cm" svg:height="11.43cm" svg:x="13.123cm" svg:y="5.08cm">
            <draw:text-box>
              <text:list text:style-name="L21">
                <text:list-item>
                  <text:p text:style-name="P47"><text:span text:style-name="T56">Progress</text:span></text:p>
                </text:list-item>
                <text:list-item>
                  <text:p text:style-name="P47"><text:span text:style-name="T57">PostgreSQL</text:span></text:p>
                </text:list-item>
                <text:list-item>
                  <text:p text:style-name="P47"><text:span text:style-name="T57">Oracle</text:span></text:p>
                </text:list-item>
              </text:list>
            </draw:text-box>
          </draw:frame>
        </draw:g>
        <presentation:notes draw:style-name="dp2">
          <draw:page-thumbnail draw:style-name="gr14" draw:layer="layout" svg:width="12.7cm" svg:height="9.525cm" svg:x="3.175cm" svg:y="1.905cm" draw:page-number="69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-posta listeleri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E-posta listeleri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p text:style-name="P49"><text:span text:style-name="T58"/></text:p>
            <text:list text:style-name="L3">
              <text:list-item>
                <text:p text:style-name="P13"><text:span text:style-name="T59"><text:a xlink:href="mailto:linux-programlama@linux">linux-programlama@linux</text:a></text:span><text:span text:style-name="T59">.org.tr</text:span><text:span text:style-name="T16"> </text:span><text:span text:style-name="T14">Veritabanlar</text:span><text:span text:style-name="T15">ı</text:span><text:span text:style-name="T14"> için tart</text:span><text:span text:style-name="T15">ış</text:span><text:span text:style-name="T14">ma listesi (üye olmak için, </text:span><text:span text:style-name="T60">http://liste.linux.org.tr</text:span><text:span text:style-name="T14"> web arayüzünü kullanabilirsiniz.) </text:span></text:p>
              </text:list-item>
            </text:list>
            <text:p text:style-name="P50"><text:span text:style-name="T14"/></text:p>
            <text:list text:continue-numbering="true" text:style-name="L3">
              <text:list-item>
                <text:p text:style-name="P51"><text:span text:style-name="T60">pgsql-tr-genel@postgresql.org</text:span><text:span text:style-name="T14"> (PostgreSQL <text:s/>Türkiye E-Posta Listesi . PostgreSQL üzerinde her türlü konu.)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70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eb sayfalarý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Web sayfaları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7"><text:span text:style-name="T9">http://foundries.sourceforge.net/databases</text:span></text:p>
                  </text:list-item>
                  <text:list-item>
                    <text:p text:style-name="P7"><text:span text:style-name="T9">http://www.PostgreSQL.org</text:span></text:p>
                  </text:list-item>
                  <text:list-item>
                    <text:p text:style-name="P7"><text:span text:style-name="T9">http://www.mysql.com</text:span></text:p>
                  </text:list-item>
                  <text:list-item>
                    <text:p text:style-name="P7"><text:span text:style-name="T9">http://www.oracle.com</text:span></text:p>
                  </text:list-item>
                  <text:list-item>
                    <text:p text:style-name="P7"><text:span text:style-name="T9">http://otn.oracle.com</text:span></text:p>
                  </text:list-item>
                </text:list>
              </text:list-item>
            </text:list>
            <text:p text:style-name="P52"><text:span text:style-name="T9"/></text:p>
          </draw:text-box>
        </draw:frame>
        <presentation:notes draw:style-name="dp2">
          <draw:page-thumbnail draw:style-name="gr14" draw:layer="layout" svg:width="12.7cm" svg:height="9.525cm" svg:x="3.175cm" svg:y="1.905cm" draw:page-number="71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elgenin güncel hali" draw:style-name="dp1" draw:master-page-name="Default" presentation:presentation-page-layout-name="AL2T1">
        <draw:frame presentation:style-name="pr3" draw:text-style-name="P1" draw:layer="layout" svg:width="20.315cm" svg:height="3.175cm" svg:x="3.806cm" svg:y="0.838cm" presentation:class="title" presentation:user-transformed="true">
          <draw:text-box>
            <text:p text:style-name="P1"><text:span text:style-name="T19">Belgenin güncel hali</text:span></text:p>
          </draw:text-box>
        </draw:frame>
        <draw:frame presentation:style-name="pr4" draw:text-style-name="P10" draw:layer="layout" svg:width="20.315cm" svg:height="11.43cm" svg:x="3.806cm" svg:y="5.076cm" presentation:class="outline" presentation:user-transformed="true">
          <draw:text-box>
            <text:p text:style-name="P38"><text:span text:style-name="T61"/></text:p>
            <text:list text:style-name="L3">
              <text:list-item>
                <text:p text:style-name="P17"><text:span text:style-name="T61"><text:a xlink:href="http://www.gunduz.org/">http://www.gunduz.org</text:a></text:span></text:p>
              </text:list-item>
            </text:list>
            <text:p text:style-name="P38"><text:span text:style-name="T15"/></text:p>
            <text:list text:continue-numbering="true" text:style-name="L3">
              <text:list-item>
                <text:p text:style-name="P17"><text:span text:style-name="T61"><text:a xlink:href="http://seminer.linux.org.tr/">http://seminer.linux.org.tr</text:a></text:span></text:p>
              </text:list-item>
            </text:list>
            <text:p text:style-name="P38"><text:span text:style-name="T15"/></text:p>
            <text:list text:continue-numbering="true" text:style-name="L3">
              <text:list-item>
                <text:p text:style-name="P17"><text:span text:style-name="T61"><text:a xlink:href="http://www.linux.org.tr/belgeler.php">http://www.linux.org.tr/belgeler.php</text:a></text:span><text:span text:style-name="T15"> </text:span></text:p>
              </text:list-item>
            </text:list>
          </draw:text-box>
        </draw:frame>
        <presentation:notes draw:style-name="dp2">
          <draw:page-thumbnail draw:style-name="gr14" draw:layer="layout" svg:width="12.7cm" svg:height="9.525cm" svg:x="3.175cm" svg:y="1.905cm" draw:page-number="72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1" presentation:presentation-page-layout-name="AL1T0">
        <draw:frame presentation:style-name="pr1" draw:text-style-name="P1" draw:layer="layout" svg:width="21.59cm" svg:height="2.31cm" svg:x="1.901cm" svg:y="1.923cm" presentation:class="title" presentation:user-transformed="true">
          <draw:text-box>
            <text:p text:style-name="P1"><text:span text:style-name="T1">Veritabanlarına ve SQL'e Giriş</text:span></text:p>
          </draw:text-box>
        </draw:frame>
        <draw:frame draw:style-name="gr1" draw:layer="layout" svg:width="15.8cm" svg:height="4.868cm" svg:x="5.503cm" svg:y="5.715cm">
          <draw:text-box>
            <text:p text:style-name="P2"><text:span text:style-name="T2">Devrim GÜNDÜZ</text:span></text:p>
            <text:p text:style-name="P3"><text:span text:style-name="T3">TDM Teknoloji Destek Merkezi -- </text:span><text:span text:style-name="T3"><text:a xlink:href="http://www.tdmsoft.com/">www.tdmsoft.com</text:a></text:span></text:p>
            <text:p text:style-name="P4"><text:span text:style-name="T4"><text:a xlink:href="mailto:devrim@gunduz.org">devrim@gunduz.org</text:a></text:span></text:p>
          </draw:text-box>
        </draw:frame>
        <draw:frame draw:style-name="gr18" draw:layer="layout" svg:width="10.204cm" svg:height="2.227cm" svg:x="7.699cm" svg:y="14.526cm">
          <draw:text-box>
            <text:p text:style-name="P5"><text:span text:style-name="T5"><text:a xlink:href="http://seminer.linux.org.tr/">http://seminer.linux.org.tr</text:a></text:span></text:p>
            <text:p text:style-name="P5"><text:span text:style-name="T5"><text:a xlink:href="http://www.gunduz.org/">http://www.gunduz.org</text:a></text:span><text:span text:style-name="T5"> </text:span></text:p>
          </draw:text-box>
        </draw:frame>
        <presentation:notes draw:style-name="dp2">
          <draw:page-thumbnail draw:layer="layout" svg:width="12.7cm" svg:height="9.525cm" svg:x="3.175cm" svg:y="1.905cm" draw:page-number="73"/>
          <draw:frame presentation:style-name="pr24" draw:text-style-name="P1" draw:layer="layout" svg:width="15.24cm" svg:height="11.45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axial" draw:start-color="#c8c8c8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language="en" fo:country="US" fo:font-style="normal" fo:text-shadow="none" style:text-underline-style="none" fo:font-weight="normal" style:font-family-asian="'HG Mincho Light J'" style:font-pitch-asian="variable" style:font-size-asian="18pt" style:language-asian="en" style:country-asian="US" style:font-style-asian="normal" style:font-weight-asian="normal" style:font-family-complex="'Arial Unicode MS'" style:font-pitch-complex="variable" style:font-size-complex="18pt" style:language-complex="en" style:country-complex="U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language="en" fo:country="US" fo:font-style="normal" fo:text-shadow="none" style:text-underline-style="none" fo:font-weight="normal" style:font-family-asian="'HG Mincho Light J'" style:font-pitch-asian="variable" style:font-size-asian="12pt" style:language-asian="en" style:country-asian="US" style:font-style-asian="normal" style:font-weight-asian="normal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66cc" fo:font-size="65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66cc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9pt" fo:language="en" fo:country="US" fo:font-style="normal" fo:text-shadow="none" style:text-underline-style="none" fo:font-weight="normal" style:font-family-asian="'HG Mincho Light J'" style:font-pitch-asian="variable" style:font-size-asian="29pt" style:language-asian="en" style:country-asian="US" style:font-style-asian="normal" style:font-weight-asian="normal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5pt" fo:language="en" fo:country="US" fo:font-style="normal" fo:text-shadow="none" style:text-underline-style="none" fo:font-weight="normal" style:font-size-asian="25pt" style:language-asian="en" style:country-asian="US" style:font-size-complex="25pt" style:language-complex="en" style:country-complex="US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pt" fo:language="en" fo:country="US" fo:font-style="normal" fo:text-shadow="none" style:text-underline-style="none" fo:font-weight="normal" style:font-size-asian="22pt" style:language-asian="en" style:country-asian="US" style:font-size-complex="22pt" style:language-complex="en" style:country-complex="US" style:font-relief="none"/>
    </style:style>
    <style:style style:name="Default-outline4" style:family="presentation" style:parent-style-name="Default-outline3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5" style:family="presentation" style:parent-style-name="Default-outline4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6" style:family="presentation" style:parent-style-name="Default-outline5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7" style:family="presentation" style:parent-style-name="Default-outline6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8" style:family="presentation" style:parent-style-name="Default-outline7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9" style:family="presentation" style:parent-style-name="Default-outline8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66cc" fo:font-size="6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cc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cc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66cc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9pt" fo:language="en" fo:country="US" fo:font-style="normal" fo:text-shadow="none" style:text-underline-style="none" fo:font-weight="normal" style:font-family-asian="'HG Mincho Light J'" style:font-pitch-asian="variable" style:font-size-asian="29pt" style:language-asian="en" style:country-asian="US" style:font-style-asian="normal" style:font-weight-asian="normal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family-generic="roman" style:font-pitch="variable" fo:font-size="36pt" fo:language="en" fo:country="US" fo:font-style="normal" fo:text-shadow="none" style:text-underline-style="none" fo:font-weight="normal" style:font-family-asian="'HG Mincho Light J'" style:font-pitch-asian="variable" style:font-size-asian="36pt" style:language-asian="en" style:country-asian="US" style:font-style-asian="normal" style:font-weight-asian="normal" style:font-family-complex="'Arial Unicode MS'" style:font-pitch-complex="variable" style:font-size-complex="36pt" style:language-complex="en" style:country-complex="US" style:font-style-complex="normal" style:font-weight-complex="normal" style:font-relief="none"/>
    </style:style>
    <style:style style:name="Title1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outline="false" style:text-line-through-style="none" style:text-position="0% 100%" fo:font-family="Arial" style:font-family-generic="roman" style:font-pitch="variable" fo:font-size="12pt" fo:language="en" fo:country="US" fo:font-style="normal" fo:text-shadow="none" style:text-underline-style="none" fo:font-weight="normal" style:font-family-asian="'HG Mincho Light J'" style:font-pitch-asian="variable" style:font-size-asian="12pt" style:language-asian="en" style:country-asian="US" style:font-style-asian="normal" style:font-weight-asian="normal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66cc" fo:font-size="65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66cc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9pt" fo:language="en" fo:country="US" fo:font-style="normal" fo:text-shadow="none" style:text-underline-style="none" fo:font-weight="normal" style:font-family-asian="'HG Mincho Light J'" style:font-pitch-asian="variable" style:font-size-asian="29pt" style:language-asian="en" style:country-asian="US" style:font-style-asian="normal" style:font-weight-asian="normal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5pt" fo:language="en" fo:country="US" fo:font-style="normal" fo:text-shadow="none" style:text-underline-style="none" fo:font-weight="normal" style:font-size-asian="25pt" style:language-asian="en" style:country-asian="US" style:font-size-complex="25pt" style:language-complex="en" style:country-complex="US" style:font-relief="none"/>
    </style:style>
    <style:style style:name="Title1-outline3" style:family="presentation" style:parent-style-name="Title1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pt" fo:language="en" fo:country="US" fo:font-style="normal" fo:text-shadow="none" style:text-underline-style="none" fo:font-weight="normal" style:font-size-asian="22pt" style:language-asian="en" style:country-asian="US" style:font-size-complex="22pt" style:language-complex="en" style:country-complex="US" style:font-relief="none"/>
    </style:style>
    <style:style style:name="Title1-outline4" style:family="presentation" style:parent-style-name="Title1-outline3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5" style:family="presentation" style:parent-style-name="Title1-outline4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6" style:family="presentation" style:parent-style-name="Title1-outline5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7" style:family="presentation" style:parent-style-name="Title1-outline6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8" style:family="presentation" style:parent-style-name="Title1-outline7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9" style:family="presentation" style:parent-style-name="Title1-outline8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66cc" fo:font-size="6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cc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cc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66cc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9pt" fo:language="en" fo:country="US" fo:font-style="normal" fo:text-shadow="none" style:text-underline-style="none" fo:font-weight="normal" style:font-family-asian="'HG Mincho Light J'" style:font-pitch-asian="variable" style:font-size-asian="29pt" style:language-asian="en" style:country-asian="US" style:font-style-asian="normal" style:font-weight-asian="normal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family-generic="roman" style:font-pitch="variable" fo:font-size="36pt" fo:language="en" fo:country="US" fo:font-style="normal" fo:text-shadow="none" style:text-underline-style="none" fo:font-weight="normal" style:font-family-asian="'HG Mincho Light J'" style:font-pitch-asian="variable" style:font-size-asian="36pt" style:language-asian="en" style:country-asian="US" style:font-style-asian="normal" style:font-weight-asian="normal" style:font-family-complex="'Arial Unicode MS'" style:font-pitch-complex="variable" style:font-size-complex="36pt" style:language-complex="en" style:country-complex="US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33cccc" draw:textarea-horizontal-align="left" draw:textarea-vertical-align="bottom" draw:auto-grow-height="true" draw:auto-grow-width="false" fo:min-height="1.187cm" fo:min-width="0cm" fo:padding-top="0.13cm" fo:padding-bottom="0.13cm" fo:padding-left="0.25cm" fo:padding-right="0.25cm" draw:shadow-color="#5f5f5f"/>
    </style:style>
    <style:style style:name="Mgr2" style:family="graphic" style:parent-style-name="standard">
      <style:graphic-properties draw:stroke="none" draw:fill="none" draw:fill-color="#33cccc" draw:textarea-horizontal-align="justify" draw:textarea-vertical-align="bottom" draw:auto-grow-height="true" draw:auto-grow-width="false" fo:min-height="1.237cm" fo:min-width="0cm" fo:padding-top="0.13cm" fo:padding-bottom="0.13cm" fo:padding-left="0.25cm" fo:padding-right="0.25cm" draw:shadow-color="#5f5f5f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7cm" fo:min-width="0cm" fo:padding-top="0.13cm" fo:padding-bottom="0.13cm" fo:padding-left="0.25cm" fo:padding-right="0.25cm" draw:shadow-color="#808080"/>
    </style:style>
    <style:style style:name="Mgr6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7cm" fo:min-width="0cm" fo:padding-top="0.13cm" fo:padding-bottom="0.13cm" fo:padding-left="0.25cm" fo:padding-right="0.25cm" draw:shadow-color="#808080"/>
    </style:style>
    <style:style style:name="Mgr7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7cm" fo:min-width="0cm" fo:padding-top="0.13cm" fo:padding-bottom="0.13cm" fo:padding-left="0.25cm" fo:padding-right="0.25cm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gr9" style:family="graphic" style:parent-style-name="standard">
      <style:graphic-properties draw:stroke="none" draw:fill="none" draw:fill-color="#33cccc" draw:textarea-horizontal-align="left" draw:textarea-vertical-align="bottom" draw:auto-grow-height="true" draw:auto-grow-width="false" fo:min-height="1.017cm" fo:min-width="0cm" fo:padding-top="0.13cm" fo:padding-bottom="0.13cm" fo:padding-left="0.25cm" fo:padding-right="0.25cm" draw:shadow-color="#5f5f5f"/>
    </style:style>
    <style:style style:name="Mgr10" style:family="graphic" style:parent-style-name="standard">
      <style:graphic-properties draw:stroke="none" draw:fill="none" draw:fill-color="#33cccc" draw:textarea-horizontal-align="justify" draw:textarea-vertical-align="bottom" draw:auto-grow-height="true" draw:auto-grow-width="false" fo:min-height="1.017cm" fo:min-width="0cm" fo:padding-top="0.13cm" fo:padding-bottom="0.13cm" fo:padding-left="0.25cm" fo:padding-right="0.25cm" draw:shadow-color="#5f5f5f"/>
    </style:style>
    <style:style style:name="MP1" style:family="paragraph">
      <style:paragraph-properties fo:margin-left="0cm" fo:margin-right="0cm" fo:line-height="100%" fo:text-indent="0cm"/>
    </style:style>
    <style:style style:name="MP2" style:family="paragraph">
      <style:paragraph-properties fo:margin-left="0cm" fo:margin-right="0cm" fo:line-height="100%" fo:text-align="center" fo:text-indent="0cm"/>
    </style:style>
    <style:style style:name="MP3" style:family="paragraph">
      <style:paragraph-properties fo:text-align="center"/>
      <style:text-properties fo:font-size="2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2" style:family="text">
      <style:text-properties fo:font-family="'Times New Roman'" style:font-family-generic="roman" style:font-pitch="variable" fo:font-size="14pt" fo:language="zxx" fo:country="none" fo:font-weight="bold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family="'Times New Roman'" style:font-family-generic="roman" style:font-pitch="variable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MT4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Mdp1">
      <draw:frame presentation:style-name="Default-title" draw:layer="backgroundobjects" svg:width="20.315cm" svg:height="3.175cm" svg:x="3.806cm" svg:y="0.838cm" presentation:class="title" presentation:placeholder="true">
        <draw:text-box/>
      </draw:frame>
      <draw:frame presentation:style-name="Default-outline1" draw:layer="backgroundobjects" svg:width="20.315cm" svg:height="11.43cm" svg:x="3.806cm" svg:y="5.076cm" presentation:class="outline" presentation:placeholder="true">
        <draw:text-box/>
      </draw:frame>
      <draw:frame draw:style-name="Mgr1" draw:layer="backgroundobjects" svg:width="5.927cm" svg:height="1.447cm" svg:x="1.27cm" svg:y="17.18cm">
        <draw:text-box>
          <text:p text:style-name="MP1"><text:span text:style-name="MT1">03.02.2005 Perşembe</text:span></text:p>
          <text:p text:style-name="MP1"><text:span text:style-name="MT1">Veritabanlarına Giriş</text:span></text:p>
        </draw:text-box>
      </draw:frame>
      <draw:frame draw:style-name="Mgr2" draw:layer="backgroundobjects" svg:width="15.451cm" svg:height="1.497cm" svg:x="6.209cm" svg:y="17.13cm">
        <draw:text-box>
          <text:p text:style-name="MP2"><text:span text:style-name="MT2">Akademik Bilişim Konferansı</text:span></text:p>
          <text:p text:style-name="MP2"><text:span text:style-name="MT3">devrim.gunduz@linux.org.tr</text:span></text:p>
        </draw:text-box>
      </draw:frame>
      <draw:frame draw:name="logo2" draw:style-name="Mgr3" draw:text-style-name="MP3" draw:layer="backgroundobjects" svg:width="3.81cm" svg:height="2.562cm" svg:x="21.59cm" svg:y="16.488cm">
        <draw:image xlink:href="Pictures/100000000000006C00000049F95B5A6A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layer="backgroundobjects" svg:width="8.255cm" svg:height="1.285cm" svg:x="0cm" svg:y="0cm">
          <draw:text-box>
            <text:p/>
          </draw:text-box>
        </draw:frame>
        <draw:frame draw:style-name="Mgr6" draw:layer="backgroundobjects" svg:width="8.255cm" svg:height="1.285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layer="backgroundobjects" svg:width="8.255cm" svg:height="1.285cm" svg:x="0cm" svg:y="24.111cm">
          <draw:text-box>
            <text:p/>
          </draw:text-box>
        </draw:frame>
        <draw:frame draw:style-name="Mgr8" draw:layer="backgroundobjects" svg:width="8.255cm" svg:height="1.27cm" svg:x="10.791cm" svg:y="24.126cm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0.109cm" svg:height="4.013cm" svg:x="4.008cm" svg:y="2.738cm" presentation:class="title" presentation:placeholder="true">
        <draw:text-box/>
      </draw:frame>
      <draw:frame draw:style-name="Mgr9" draw:layer="backgroundobjects" svg:width="5.927cm" svg:height="1.285cm" svg:x="1.27cm" svg:y="17.342cm">
        <draw:text-box>
          <text:p/>
        </draw:text-box>
      </draw:frame>
      <draw:frame draw:style-name="Mgr10" draw:layer="backgroundobjects" svg:width="8.044cm" svg:height="1.285cm" svg:x="8.678cm" svg:y="17.342cm">
        <draw:text-box>
          <text:p/>
        </draw:text-box>
      </draw:frame>
      <draw:frame draw:name="logo2" draw:style-name="Mgr3" draw:text-style-name="MP3" draw:layer="backgroundobjects" svg:width="3.81cm" svg:height="2.562cm" svg:x="21.59cm" svg:y="16.488cm">
        <draw:image xlink:href="Pictures/100000000000006C00000049F95B5A6A.jpg" xlink:type="simple" xlink:show="embed" xlink:actuate="onLoad">
          <text:p/>
        </draw:image>
      </draw:frame>
      <draw:frame presentation:style-name="Title1-outline1" draw:layer="backgroundobjects" svg:width="21.69cm" svg:height="12cm" svg:x="1.866cm" svg:y="5.295cm" presentation:class="outline" presentation:placeholder="true">
        <draw:text-box/>
      </draw:frame>
      <presentation:notes style:page-layout-name="PM0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21.69cm" svg:height="8.457cm" svg:x="1.866cm" svg:y="8.9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Veritabanına Giriş</dc:title>
    <meta:initial-creator>Senem ISIK</meta:initial-creator>
    <meta:creation-date>2002-05-26T12:27:51</meta:creation-date>
    <dc:date>2005-01-15T16:20:39</dc:date>
    <meta:print-date>2003-04-21T16:26:39</meta:print-date>
    <dc:language>en-US</dc:language>
    <meta:editing-cycles>173</meta:editing-cycles>
    <meta:editing-duration>PT6H58M47S</meta:editing-duration>
    <meta:document-statistic meta:object-count="3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KacstBook" svg:font-family="KacstBook" style:font-pitch="variable"/>
    <style:font-face style:name="Kochi Mincho" svg:font-family="'Kochi Mincho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lo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KacstBook" svg:font-family="KacstBook" style:font-pitch="variable"/>
    <style:font-face style:name="Kochi Mincho" svg:font-family="'Kochi Mincho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uxi Sans" fo:language="tr" fo:country="TR" style:font-name-asian="Kochi Mincho" style:language-asian="zxx" style:country-asian="none" style:font-name-complex="KacstBook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tr" number:country="TR">TL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tr" number:country="TR">TL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06/19/2010</text:date>, <text:time>22:06:44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